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6cm"/>
    </style:style>
    <style:style style:name="co2" style:family="table-column">
      <style:table-column-properties fo:break-before="auto" style:column-width="3.865cm"/>
    </style:style>
    <style:style style:name="co3" style:family="table-column">
      <style:table-column-properties fo:break-before="auto" style:column-width="13.369cm"/>
    </style:style>
    <style:style style:name="co4" style:family="table-column">
      <style:table-column-properties fo:break-before="auto" style:column-width="13.324cm"/>
    </style:style>
    <style:style style:name="co5" style:family="table-column">
      <style:table-column-properties fo:break-before="auto" style:column-width="2.612cm"/>
    </style:style>
    <style:style style:name="co6" style:family="table-column">
      <style:table-column-properties fo:break-before="auto" style:column-width="2.595cm"/>
    </style:style>
    <style:style style:name="co7" style:family="table-column">
      <style:table-column-properties fo:break-before="auto" style:column-width="16.429cm"/>
    </style:style>
    <style:style style:name="co8" style:family="table-column">
      <style:table-column-properties fo:break-before="auto" style:column-width="4.272cm"/>
    </style:style>
    <style:style style:name="co9" style:family="table-column">
      <style:table-column-properties fo:break-before="auto" style:column-width="25.28cm"/>
    </style:style>
    <style:style style:name="co10" style:family="table-column">
      <style:table-column-properties fo:break-before="auto" style:column-width="4.9cm"/>
    </style:style>
    <style:style style:name="co11" style:family="table-column">
      <style:table-column-properties fo:break-before="auto" style:column-width="3.348cm"/>
    </style:style>
    <style:style style:name="co12" style:family="table-column">
      <style:table-column-properties fo:break-before="auto" style:column-width="3.374cm"/>
    </style:style>
    <style:style style:name="co13" style:family="table-column">
      <style:table-column-properties fo:break-before="auto" style:column-width="2.939cm"/>
    </style:style>
    <style:style style:name="co14" style:family="table-column">
      <style:table-column-properties fo:break-before="auto" style:column-width="3.103cm"/>
    </style:style>
    <style:style style:name="co15" style:family="table-column">
      <style:table-column-properties fo:break-before="auto" style:column-width="2.667cm"/>
    </style:style>
    <style:style style:name="co16" style:family="table-column">
      <style:table-column-properties fo:break-before="auto" style:column-width="2.639cm"/>
    </style:style>
    <style:style style:name="co17" style:family="table-column">
      <style:table-column-properties fo:break-before="auto" style:column-width="3.755cm"/>
    </style:style>
    <style:style style:name="co18" style:family="table-column">
      <style:table-column-properties fo:break-before="auto" style:column-width="3.484cm"/>
    </style:style>
    <style:style style:name="co19" style:family="table-column">
      <style:table-column-properties fo:break-before="auto" style:column-width="3.51cm"/>
    </style:style>
    <style:style style:name="co20" style:family="table-column">
      <style:table-column-properties fo:break-before="auto" style:column-width="3.5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PageStyle_5f_estado">
      <style:table-properties table:display="true" style:writing-mode="lr-tb"/>
    </style:style>
    <style:style style:name="ta2" style:family="table" style:master-page-name="PageStyle_5f_cidade">
      <style:table-properties table:display="true" style:writing-mode="lr-tb"/>
    </style:style>
    <style:style style:name="ta3" style:family="table" style:master-page-name="PageStyle_5f_locadora">
      <style:table-properties table:display="true" style:writing-mode="lr-tb"/>
    </style:style>
    <style:style style:name="ta4" style:family="table" style:master-page-name="PageStyle_5f_filial">
      <style:table-properties table:display="true" style:writing-mode="lr-tb"/>
    </style:style>
    <style:style style:name="ta5" style:family="table" style:master-page-name="PageStyle_5f_funcionario">
      <style:table-properties table:display="true" style:writing-mode="lr-tb"/>
    </style:style>
    <style:style style:name="ta6" style:family="table" style:master-page-name="PageStyle_5f_tipo_5f_carro">
      <style:table-properties table:display="true" style:writing-mode="lr-tb"/>
    </style:style>
    <style:style style:name="ta7" style:family="table" style:master-page-name="PageStyle_5f_opcionais">
      <style:table-properties table:display="true" style:writing-mode="lr-tb"/>
    </style:style>
    <style:style style:name="ta8" style:family="table" style:master-page-name="PageStyle_5f_veiculo">
      <style:table-properties table:display="true" style:writing-mode="lr-tb"/>
    </style:style>
    <style:style style:name="ta9" style:family="table" style:master-page-name="PageStyle_5f_veiculo_5f_opcionais">
      <style:table-properties table:display="true" style:writing-mode="lr-tb"/>
    </style:style>
    <style:style style:name="ta10" style:family="table" style:master-page-name="PageStyle_5f_cliente">
      <style:table-properties table:display="true" style:writing-mode="lr-tb"/>
    </style:style>
    <style:style style:name="ta11" style:family="table" style:master-page-name="PageStyle_5f_locacao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0.071cm"/>
    </style:style>
    <style:style style:name="ce2" style:family="table-cell" style:parent-style-name="Default" style:data-style-name="N100">
      <style:table-cell-properties fo:padding="0.071cm"/>
    </style:style>
    <style:style style:name="ce3" style:family="table-cell" style:parent-style-name="Default">
      <style:table-cell-properties fo:padding="0.071cm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padding="0.071cm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padding="0.071cm"/>
    </style:style>
    <style:style style:name="T1" style:family="text">
      <style:text-properties fo:color="#0000ff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estado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54" table:default-cell-style-name="ce1"/>
        <table:table-column table:style-name="co1" table:number-columns-repeated="767" table:default-cell-style-name="Default"/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SQ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S</text:p>
          </table:table-cell>
          <table:table-cell office:value-type="string" calcext:value-type="string">
            <text:p>Rio Grande do Sul</text:p>
          </table:table-cell>
          <table:table-cell table:formula="of:=COM.MICROSOFT.CONCAT(&quot;INSERT INTO estado (uf, nome) VALUES ('&quot;;[.A2];&quot;','&quot;;[.B2];&quot;');&quot;)" office:value-type="string" office:string-value="INSERT INTO estado (uf, nome) VALUES ('RS','Rio Grande do Sul');" calcext:value-type="string">
            <text:p>INSERT INTO estado (uf, nome) VALUES ('RS','Rio Grande do Sul'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Santa Catarina</text:p>
          </table:table-cell>
          <table:table-cell table:formula="of:=COM.MICROSOFT.CONCAT(&quot;INSERT INTO estado (uf, nome) VALUES ('&quot;;[.A3];&quot;','&quot;;[.B3];&quot;');&quot;)" office:value-type="string" office:string-value="INSERT INTO estado (uf, nome) VALUES ('SC','Santa Catarina');" calcext:value-type="string">
            <text:p>INSERT INTO estado (uf, nome) VALUES ('SC','Santa Catarina');</text:p>
          </table:table-cell>
          <table:table-cell table:number-columns-repeated="102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dade" table:style-name="ta2">
        <office:forms form:automatic-focus="false" form:apply-design-mode="false"/>
        <table:table-column table:style-name="co1" table:number-columns-repeated="3" table:default-cell-style-name="ce1"/>
        <table:table-column table:style-name="co4" table:default-cell-style-name="ce1"/>
        <table:table-column table:style-name="co1" table:number-columns-repeated="253" table:default-cell-style-name="ce1"/>
        <table:table-column table:style-name="co1" table:number-columns-repeated="767" table:default-cell-style-name="Default"/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uf</text:p>
          </table:table-cell>
          <table:table-cell office:value-type="string" calcext:value-type="string">
            <text:p>SQL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jeado</text:p>
          </table:table-cell>
          <table:table-cell office:value-type="string" calcext:value-type="string">
            <text:p>RS</text:p>
          </table:table-cell>
          <table:table-cell table:formula="of:=COM.MICROSOFT.CONCAT(&quot;INSERT INTO cidade (codigo, nome, estado_uf) VALUES (&quot;;[.A2];&quot;,'&quot;;[.B2];&quot;','&quot;;[.C2];&quot;');&quot;)" office:value-type="string" office:string-value="INSERT INTO cidade (codigo, nome, estado_uf) VALUES (1,'Lajeado','RS');" calcext:value-type="string">
            <text:p>INSERT INTO cidade (codigo, nome, estado_uf) VALUES (1,'Lajeado','RS');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strela</text:p>
          </table:table-cell>
          <table:table-cell office:value-type="string" calcext:value-type="string">
            <text:p>RS</text:p>
          </table:table-cell>
          <table:table-cell table:formula="of:=COM.MICROSOFT.CONCAT(&quot;INSERT INTO cidade (codigo, nome, estado_uf) VALUES (&quot;;[.A3];&quot;,'&quot;;[.B3];&quot;','&quot;;[.C3];&quot;');&quot;)" office:value-type="string" office:string-value="INSERT INTO cidade (codigo, nome, estado_uf) VALUES (2,'Estrela','RS');" calcext:value-type="string">
            <text:p>INSERT INTO cidade (codigo, nome, estado_uf) VALUES (2,'Estrela','RS');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rroio do Meio</text:p>
          </table:table-cell>
          <table:table-cell office:value-type="string" calcext:value-type="string">
            <text:p>RS</text:p>
          </table:table-cell>
          <table:table-cell table:formula="of:=COM.MICROSOFT.CONCAT(&quot;INSERT INTO cidade (codigo, nome, estado_uf) VALUES (&quot;;[.A4];&quot;,'&quot;;[.B4];&quot;','&quot;;[.C4];&quot;');&quot;)" office:value-type="string" office:string-value="INSERT INTO cidade (codigo, nome, estado_uf) VALUES (3,'Arroio do Meio','RS');" calcext:value-type="string">
            <text:p>INSERT INTO cidade (codigo, nome, estado_uf) VALUES (3,'Arroio do Meio','RS');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utônia</text:p>
          </table:table-cell>
          <table:table-cell office:value-type="string" calcext:value-type="string">
            <text:p>RS</text:p>
          </table:table-cell>
          <table:table-cell table:formula="of:=COM.MICROSOFT.CONCAT(&quot;INSERT INTO cidade (codigo, nome, estado_uf) VALUES (&quot;;[.A5];&quot;,'&quot;;[.B5];&quot;','&quot;;[.C5];&quot;');&quot;)" office:value-type="string" office:string-value="INSERT INTO cidade (codigo, nome, estado_uf) VALUES (4,'Teutônia','RS');" calcext:value-type="string">
            <text:p>INSERT INTO cidade (codigo, nome, estado_uf) VALUES (4,'Teutônia','RS');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ubarão</text:p>
          </table:table-cell>
          <table:table-cell office:value-type="string" calcext:value-type="string">
            <text:p>SC</text:p>
          </table:table-cell>
          <table:table-cell table:formula="of:=COM.MICROSOFT.CONCAT(&quot;INSERT INTO cidade (codigo, nome, estado_uf) VALUES (&quot;;[.A6];&quot;,'&quot;;[.B6];&quot;','&quot;;[.C6];&quot;');&quot;)" office:value-type="string" office:string-value="INSERT INTO cidade (codigo, nome, estado_uf) VALUES (5,'Tubarão','SC');" calcext:value-type="string">
            <text:p>INSERT INTO cidade (codigo, nome, estado_uf) VALUES (5,'Tubarão','SC');</text:p>
          </table:table-cell>
          <table:table-cell table:number-columns-repeated="102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cadora" table:style-name="ta3">
        <office:forms form:automatic-focus="false" form:apply-design-mode="false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53" table:default-cell-style-name="ce1"/>
        <table:table-column table:style-name="co1" table:number-columns-repeated="767" table:default-cell-style-name="Default"/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nome_fantasia</text:p>
          </table:table-cell>
          <table:table-cell office:value-type="string" calcext:value-type="string">
            <text:p>razao_socia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IE TI</text:p>
          </table:table-cell>
          <table:table-cell office:value-type="string" calcext:value-type="string">
            <text:p>CRIE TI LTDA</text:p>
          </table:table-cell>
          <table:table-cell table:formula="of:=COM.MICROSOFT.CONCAT(&quot;INSERT INTO locadora (codigo, nome_fantasia, razao_social) VALUES (&quot;&amp;[.A2]&amp;&quot;, '&quot;&amp;[.B2]&amp;&quot;', '&quot;&amp;[.C2]&amp;&quot;');&quot;)" office:value-type="string" office:string-value="INSERT INTO locadora (codigo, nome_fantasia, razao_social) VALUES (1, 'CRIE TI', 'CRIE TI LTDA');" calcext:value-type="string">
            <text:p>INSERT INTO locadora (codigo, nome_fantasia, razao_social) VALUES (1, 'CRIE TI', 'CRIE TI LTDA');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lial" table:style-name="ta4">
        <office:forms form:automatic-focus="false" form:apply-design-mode="false"/>
        <table:table-column table:style-name="co1" table:number-columns-repeated="2" table:default-cell-style-name="ce1"/>
        <table:table-column table:style-name="co8" table:default-cell-style-name="ce1"/>
        <table:table-column table:style-name="co1" table:number-columns-repeated="9" table:default-cell-style-name="ce1"/>
        <table:table-column table:style-name="co9" table:default-cell-style-name="ce1"/>
        <table:table-column table:style-name="co1" table:number-columns-repeated="244" table:default-cell-style-name="ce1"/>
        <table:table-column table:style-name="co1" table:number-columns-repeated="767" table:default-cell-style-name="Default"/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cnpj</text:p>
          </table:table-cell>
          <table:table-cell office:value-type="string" calcext:value-type="string">
            <text:p>inscricao_estadual</text:p>
          </table:table-cell>
          <table:table-cell office:value-type="string" calcext:value-type="string">
            <text:p>telefone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numero</text:p>
          </table:table-cell>
          <table:table-cell office:value-type="string" calcext:value-type="string">
            <text:p>complemento</text:p>
          </table:table-cell>
          <table:table-cell office:value-type="string" calcext:value-type="string">
            <text:p>cep</text:p>
          </table:table-cell>
          <table:table-cell office:value-type="string" calcext:value-type="string">
            <text:p>bairro</text:p>
          </table:table-cell>
          <table:table-cell office:value-type="string" calcext:value-type="string">
            <text:p>cidade_codigo</text:p>
          </table:table-cell>
          <table:table-cell office:value-type="string" calcext:value-type="string">
            <text:p>locadora_codigo</text:p>
          </table:table-cell>
          <table:table-cell table:number-columns-repeated="101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1.111.111/0001-11</text:p>
          </table:table-cell>
          <table:table-cell table:style-name="ce2" office:value-type="string" calcext:value-type="string">
            <text:p>111.111.111.111</text:p>
          </table:table-cell>
          <table:table-cell table:style-name="ce2" office:value-type="string" calcext:value-type="string">
            <text:p>(51) 3748-9090</text:p>
          </table:table-cell>
          <table:table-cell table:style-name="ce4" office:value-type="string" calcext:value-type="string">
            <text:p><text:span text:style-name="T1"><text:a xlink:href="mailto:crietilajeado@univates.br" xlink:type="simple">crietilajeado@univates.br</text:a></text:span></text:p>
          </table:table-cell>
          <table:table-cell table:style-name="ce2" office:value-type="string" calcext:value-type="string">
            <text:p>Rua 1</text:p>
          </table:table-cell>
          <table:table-cell table:style-name="ce2" office:value-type="string" calcext:value-type="string">
            <text:p>100</text:p>
          </table:table-cell>
          <table:table-cell table:style-name="ce2"/>
          <table:table-cell table:style-name="ce2" office:value-type="string" calcext:value-type="string">
            <text:p>95900-000</text:p>
          </table:table-cell>
          <table:table-cell table:style-name="ce2" office:value-type="string" calcext:value-type="string">
            <text:p>Florestal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3"/>
          <table:table-cell table:number-columns-repeated="1011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1.111.111/0002-11</text:p>
          </table:table-cell>
          <table:table-cell table:style-name="ce2" office:value-type="string" calcext:value-type="string">
            <text:p>222.222.222.22</text:p>
          </table:table-cell>
          <table:table-cell table:style-name="ce2" office:value-type="string" calcext:value-type="string">
            <text:p>(51) 00000-0000</text:p>
          </table:table-cell>
          <table:table-cell table:style-name="ce4" office:value-type="string" calcext:value-type="string">
            <text:p><text:span text:style-name="T2"><text:a xlink:href="mailto:crietilajeado@univates.br" xlink:type="simple">crietilajeado@univates.brestrela</text:a></text:span></text:p>
          </table:table-cell>
          <table:table-cell table:style-name="ce2" office:value-type="string" calcext:value-type="string">
            <text:p>Rua 2</text:p>
          </table:table-cell>
          <table:table-cell table:style-name="ce2" office:value-type="string" calcext:value-type="string">
            <text:p>1000</text:p>
          </table:table-cell>
          <table:table-cell table:style-name="ce2"/>
          <table:table-cell table:style-name="ce2" office:value-type="string" calcext:value-type="string">
            <text:p>95980-000</text:p>
          </table:table-cell>
          <table:table-cell table:style-name="ce2" office:value-type="string" calcext:value-type="string">
            <text:p>Centro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1</text:p>
          </table:table-cell>
          <table:table-cell table:style-name="ce3"/>
          <table:table-cell table:number-columns-repeated="1011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1.111.111/0003-11</text:p>
          </table:table-cell>
          <table:table-cell table:style-name="ce2" office:value-type="string" calcext:value-type="string">
            <text:p>333.333.333.33</text:p>
          </table:table-cell>
          <table:table-cell table:style-name="ce2" office:value-type="string" calcext:value-type="string">
            <text:p>(47) 00000-0000</text:p>
          </table:table-cell>
          <table:table-cell table:style-name="ce2" office:value-type="string" calcext:value-type="string">
            <text:p>crietitubarao@univates.br </text:p>
          </table:table-cell>
          <table:table-cell table:style-name="ce2" office:value-type="string" calcext:value-type="string">
            <text:p>Rua 3</text:p>
          </table:table-cell>
          <table:table-cell table:style-name="ce2" office:value-type="string" calcext:value-type="string">
            <text:p>900</text:p>
          </table:table-cell>
          <table:table-cell table:style-name="ce2"/>
          <table:table-cell table:style-name="ce2" office:value-type="string" calcext:value-type="string">
            <text:p>95911-111</text:p>
          </table:table-cell>
          <table:table-cell table:style-name="ce2" office:value-type="string" calcext:value-type="string">
            <text:p>Orquideas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1</text:p>
          </table:table-cell>
          <table:table-cell table:style-name="ce3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2">
          <table:table-cell table:style-name="ce3" table:formula="of:=COM.MICROSOFT.CONCAT(&quot;INSERT INTO filial VALUES (&quot;&amp;[.A2]&amp;&quot;, '&quot;&amp;[.B2]&amp;&quot;', '&quot;&amp;[.C2]&amp;&quot;', '&quot;&amp;[.D2]&amp;&quot;', '&quot;&amp;[.E2]&amp;&quot;', '&quot;&amp;[.F2]&amp;&quot;', &quot;&amp;[.G2]&amp;&quot;, '&quot;&amp;[.H2]&amp;&quot;', '&quot;&amp;[.I2]&amp;&quot;', '&quot;&amp;[.J2]&amp;&quot;', &quot;&amp;[.K2]&amp;&quot;, &quot;&amp;[.L2]&amp;&quot;);&quot;)" office:value-type="string" office:string-value="INSERT INTO filial VALUES (1, '11.111.111/0001-11', '111.111.111.111', '(51) 3748-9090', 'crietilajeado@univates.br', 'Rua 1', 100, '', '95900-000', 'Florestal', 1, 1);" calcext:value-type="string">
            <text:p>INSERT INTO filial VALUES (1, '11.111.111/0001-11', '111.111.111.111', '(51) 3748-9090', 'crietilajeado@univates.br', 'Rua 1', 100, '', '95900-000', 'Florestal', 1, 1);</text:p>
          </table:table-cell>
          <table:table-cell table:number-columns-repeated="1023"/>
        </table:table-row>
        <table:table-row table:style-name="ro2">
          <table:table-cell table:style-name="ce3" table:formula="of:=COM.MICROSOFT.CONCAT(&quot;INSERT INTO filial VALUES (&quot;&amp;[.A3]&amp;&quot;, '&quot;&amp;[.B3]&amp;&quot;', '&quot;&amp;[.C3]&amp;&quot;', '&quot;&amp;[.D3]&amp;&quot;', '&quot;&amp;[.E3]&amp;&quot;', '&quot;&amp;[.F3]&amp;&quot;', &quot;&amp;[.G3]&amp;&quot;, '&quot;&amp;[.H3]&amp;&quot;', '&quot;&amp;[.I3]&amp;&quot;', '&quot;&amp;[.J3]&amp;&quot;', &quot;&amp;[.K3]&amp;&quot;, &quot;&amp;[.L3]&amp;&quot;);&quot;)" office:value-type="string" office:string-value="INSERT INTO filial VALUES (2, '11.111.111/0002-11', '222.222.222.22', '(51) 00000-0000', 'crietilajeado@univates.brestrela', 'Rua 2', 1000, '', '95980-000', 'Centro', 2, 1);" calcext:value-type="string">
            <text:p>INSERT INTO filial VALUES (2, '11.111.111/0002-11', '222.222.222.22', '(51) 00000-0000', 'crietilajeado@univates.brestrela', 'Rua 2', 1000, '', '95980-000', 'Centro', 2, 1);</text:p>
          </table:table-cell>
          <table:table-cell table:number-columns-repeated="1023"/>
        </table:table-row>
        <table:table-row table:style-name="ro2">
          <table:table-cell table:style-name="ce3" table:formula="of:=COM.MICROSOFT.CONCAT(&quot;INSERT INTO filial VALUES (&quot;&amp;[.A4]&amp;&quot;, '&quot;&amp;[.B4]&amp;&quot;', '&quot;&amp;[.C4]&amp;&quot;', '&quot;&amp;[.D4]&amp;&quot;', '&quot;&amp;[.E4]&amp;&quot;', '&quot;&amp;[.F4]&amp;&quot;', &quot;&amp;[.G4]&amp;&quot;, '&quot;&amp;[.H4]&amp;&quot;', '&quot;&amp;[.I4]&amp;&quot;', '&quot;&amp;[.J4]&amp;&quot;', &quot;&amp;[.K4]&amp;&quot;, &quot;&amp;[.L4]&amp;&quot;);&quot;)" office:value-type="string" office:string-value="INSERT INTO filial VALUES (3, '11.111.111/0003-11', '333.333.333.33', '(47) 00000-0000', 'crietitubarao@univates.br ', 'Rua 3', 900, '', '95911-111', 'Orquideas', 5, 1);" calcext:value-type="string">
            <text:p>INSERT INTO filial VALUES (3, '11.111.111/0003-11', '333.333.333.33', '(47) 00000-0000', 'crietitubarao@univates.br ', 'Rua 3', 900, '', '95911-111', 'Orquideas', 5, 1);</text:p>
          </table:table-cell>
          <table:table-cell table:number-columns-repeated="1023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uncionario" table:style-name="ta5">
        <office:forms form:automatic-focus="false" form:apply-design-mode="false"/>
        <table:table-column table:style-name="co1" table:number-columns-repeated="257" table:default-cell-style-name="ce1"/>
        <table:table-column table:style-name="co1" table:number-columns-repeated="767" table:default-cell-style-name="Default"/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sexo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cpf</text:p>
          </table:table-cell>
          <table:table-cell office:value-type="string" calcext:value-type="string">
            <text:p>numero_pis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numero</text:p>
          </table:table-cell>
          <table:table-cell office:value-type="string" calcext:value-type="string">
            <text:p>bairro</text:p>
          </table:table-cell>
          <table:table-cell office:value-type="string" calcext:value-type="string">
            <text:p>complemento</text:p>
          </table:table-cell>
          <table:table-cell office:value-type="string" calcext:value-type="string">
            <text:p>cep</text:p>
          </table:table-cell>
          <table:table-cell office:value-type="string" calcext:value-type="string">
            <text:p>data_nascimento</text:p>
          </table:table-cell>
          <table:table-cell office:value-type="string" calcext:value-type="string">
            <text:p>filial_codigo</text:p>
          </table:table-cell>
          <table:table-cell office:value-type="string" calcext:value-type="string">
            <text:p>cidade_codigo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uncionário 1</text:p>
          </table:table-cell>
          <table:table-cell table:style-name="ce2" office:value-type="string" calcext:value-type="string">
            <text:p>func1@crieti.com.br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1231111111</text:p>
          </table:table-cell>
          <table:table-cell table:style-name="ce2" office:value-type="string" calcext:value-type="string">
            <text:p>000.000.000-00</text:p>
          </table:table-cell>
          <table:table-cell table:style-name="ce2" office:value-type="string" calcext:value-type="string">
            <text:p>1234567</text:p>
          </table:table-cell>
          <table:table-cell table:style-name="ce2" office:value-type="string" calcext:value-type="string">
            <text:p>Rua 1</text:p>
          </table:table-cell>
          <table:table-cell table:style-name="ce2" office:value-type="string" calcext:value-type="string">
            <text:p>123</text:p>
          </table:table-cell>
          <table:table-cell table:style-name="ce2" office:value-type="string" calcext:value-type="string">
            <text:p>Bairro 1</text:p>
          </table:table-cell>
          <table:table-cell table:style-name="ce2"/>
          <table:table-cell table:style-name="ce2" office:value-type="string" calcext:value-type="string">
            <text:p>00000-000</text:p>
          </table:table-cell>
          <table:table-cell table:style-name="ce2" office:value-type="string" calcext:value-type="string">
            <text:p>01/01/1980</text:p>
          </table:table-cell>
          <table:table-cell table:number-columns-repeated="2" table:style-name="ce2" office:value-type="string" calcext:value-type="string">
            <text:p>1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Funcionário 2</text:p>
          </table:table-cell>
          <table:table-cell table:style-name="ce2" office:value-type="string" calcext:value-type="string">
            <text:p>func2@crieti.com.br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1234111111</text:p>
          </table:table-cell>
          <table:table-cell table:style-name="ce2" office:value-type="string" calcext:value-type="string">
            <text:p>100.000.000-00</text:p>
          </table:table-cell>
          <table:table-cell table:style-name="ce2" office:value-type="string" calcext:value-type="string">
            <text:p>1231</text:p>
          </table:table-cell>
          <table:table-cell table:style-name="ce2" office:value-type="string" calcext:value-type="string">
            <text:p>Rua 2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Bairro 2</text:p>
          </table:table-cell>
          <table:table-cell table:style-name="ce2"/>
          <table:table-cell table:style-name="ce2" office:value-type="string" calcext:value-type="string">
            <text:p>00000-001</text:p>
          </table:table-cell>
          <table:table-cell table:style-name="ce2" office:value-type="string" calcext:value-type="string">
            <text:p>01/01/1981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2</text:p>
          </table:table-cell>
          <table:table-cell table:number-columns-repeated="100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uncionário 3</text:p>
          </table:table-cell>
          <table:table-cell table:style-name="ce2" office:value-type="string" calcext:value-type="string">
            <text:p>func3@crieti.com.br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12345611111</text:p>
          </table:table-cell>
          <table:table-cell table:style-name="ce2" office:value-type="string" calcext:value-type="string">
            <text:p>200.000.000-00</text:p>
          </table:table-cell>
          <table:table-cell table:style-name="ce2" office:value-type="string" calcext:value-type="string">
            <text:p>1312312312</text:p>
          </table:table-cell>
          <table:table-cell table:style-name="ce2" office:value-type="string" calcext:value-type="string">
            <text:p>Rua 3</text:p>
          </table:table-cell>
          <table:table-cell table:style-name="ce2" office:value-type="string" calcext:value-type="string">
            <text:p>454</text:p>
          </table:table-cell>
          <table:table-cell table:style-name="ce2" office:value-type="string" calcext:value-type="string">
            <text:p>Bairro 3</text:p>
          </table:table-cell>
          <table:table-cell table:style-name="ce2"/>
          <table:table-cell table:style-name="ce2" office:value-type="string" calcext:value-type="string">
            <text:p>00000-002</text:p>
          </table:table-cell>
          <table:table-cell table:style-name="ce2" office:value-type="string" calcext:value-type="string">
            <text:p>01/01/1982</text:p>
          </table:table-cell>
          <table:table-cell table:number-columns-repeated="2" table:style-name="ce2" office:value-type="string" calcext:value-type="string">
            <text:p>1</text:p>
          </table:table-cell>
          <table:table-cell table:number-columns-repeated="100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Funcionário 4</text:p>
          </table:table-cell>
          <table:table-cell table:style-name="ce2" office:value-type="string" calcext:value-type="string">
            <text:p>func4@crieti.com.br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12345671111</text:p>
          </table:table-cell>
          <table:table-cell table:style-name="ce2" office:value-type="string" calcext:value-type="string">
            <text:p>300.000.000-00</text:p>
          </table:table-cell>
          <table:table-cell table:style-name="ce2" office:value-type="string" calcext:value-type="string">
            <text:p>123123123</text:p>
          </table:table-cell>
          <table:table-cell table:style-name="ce2" office:value-type="string" calcext:value-type="string">
            <text:p>Rua 4</text:p>
          </table:table-cell>
          <table:table-cell table:style-name="ce2" office:value-type="string" calcext:value-type="string">
            <text:p>654</text:p>
          </table:table-cell>
          <table:table-cell table:style-name="ce2" office:value-type="string" calcext:value-type="string">
            <text:p>Bairro 4</text:p>
          </table:table-cell>
          <table:table-cell table:style-name="ce2"/>
          <table:table-cell table:style-name="ce2" office:value-type="string" calcext:value-type="string">
            <text:p>00000-003</text:p>
          </table:table-cell>
          <table:table-cell table:style-name="ce2" office:value-type="string" calcext:value-type="string">
            <text:p>01/01/1983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1</text:p>
          </table:table-cell>
          <table:table-cell table:number-columns-repeated="100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Funcionario 5</text:p>
          </table:table-cell>
          <table:table-cell table:style-name="ce2" office:value-type="string" calcext:value-type="string">
            <text:p>func5@crieti.com.br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111111111</text:p>
          </table:table-cell>
          <table:table-cell table:style-name="ce2"/>
          <table:table-cell table:style-name="ce2" office:value-type="string" calcext:value-type="string">
            <text:p>123123123</text:p>
          </table:table-cell>
          <table:table-cell table:style-name="ce2" office:value-type="string" calcext:value-type="string">
            <text:p>Rua 5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Bairro 5</text:p>
          </table:table-cell>
          <table:table-cell table:style-name="ce2"/>
          <table:table-cell table:style-name="ce2" office:value-type="string" calcext:value-type="string">
            <text:p>00000-004</text:p>
          </table:table-cell>
          <table:table-cell table:style-name="ce2" office:value-type="string" calcext:value-type="string">
            <text:p>01/01/1984</text:p>
          </table:table-cell>
          <table:table-cell table:number-columns-repeated="2" table:style-name="ce2" office:value-type="string" calcext:value-type="string">
            <text:p>2</text:p>
          </table:table-cell>
          <table:table-cell table:number-columns-repeated="100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Funcionário 6</text:p>
          </table:table-cell>
          <table:table-cell table:style-name="ce2" office:value-type="string" calcext:value-type="string">
            <text:p>func6@crieti.com.br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2222222222</text:p>
          </table:table-cell>
          <table:table-cell table:style-name="ce2"/>
          <table:table-cell table:style-name="ce2" office:value-type="string" calcext:value-type="string">
            <text:p>123213123</text:p>
          </table:table-cell>
          <table:table-cell table:style-name="ce2" office:value-type="string" calcext:value-type="string">
            <text:p>Rua 6</text:p>
          </table:table-cell>
          <table:table-cell table:style-name="ce2" office:value-type="string" calcext:value-type="string">
            <text:p>56</text:p>
          </table:table-cell>
          <table:table-cell table:style-name="ce2" office:value-type="string" calcext:value-type="string">
            <text:p>Bairro 6</text:p>
          </table:table-cell>
          <table:table-cell table:style-name="ce2"/>
          <table:table-cell table:style-name="ce2" office:value-type="string" calcext:value-type="string">
            <text:p>00000-005</text:p>
          </table:table-cell>
          <table:table-cell table:style-name="ce2" office:value-type="string" calcext:value-type="string">
            <text:p>01/01/1985</text:p>
          </table:table-cell>
          <table:table-cell table:number-columns-repeated="2" table:style-name="ce2" office:value-type="string" calcext:value-type="string">
            <text:p>2</text:p>
          </table:table-cell>
          <table:table-cell table:number-columns-repeated="100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Funcionario 7</text:p>
          </table:table-cell>
          <table:table-cell table:style-name="ce2" office:value-type="string" calcext:value-type="string">
            <text:p>func7@crieti.com.br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3333333333</text:p>
          </table:table-cell>
          <table:table-cell table:style-name="ce2"/>
          <table:table-cell table:style-name="ce2" office:value-type="string" calcext:value-type="string">
            <text:p>123123123</text:p>
          </table:table-cell>
          <table:table-cell table:style-name="ce2" office:value-type="string" calcext:value-type="string">
            <text:p>Rua 7</text:p>
          </table:table-cell>
          <table:table-cell table:style-name="ce2" office:value-type="string" calcext:value-type="string">
            <text:p>331</text:p>
          </table:table-cell>
          <table:table-cell table:style-name="ce2" office:value-type="string" calcext:value-type="string">
            <text:p>Bairro 7</text:p>
          </table:table-cell>
          <table:table-cell table:style-name="ce2"/>
          <table:table-cell table:style-name="ce2" office:value-type="string" calcext:value-type="string">
            <text:p>00000-006</text:p>
          </table:table-cell>
          <table:table-cell table:style-name="ce2" office:value-type="string" calcext:value-type="string">
            <text:p>01/01/1986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table:number-columns-repeated="100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Funcionário 8</text:p>
          </table:table-cell>
          <table:table-cell table:style-name="ce2" office:value-type="string" calcext:value-type="string">
            <text:p>func8@crieti.com.br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44444444444</text:p>
          </table:table-cell>
          <table:table-cell table:style-name="ce2" office:value-type="string" calcext:value-type="string">
            <text:p>500.000.000-00</text:p>
          </table:table-cell>
          <table:table-cell table:style-name="ce2" office:value-type="string" calcext:value-type="string">
            <text:p>123123123</text:p>
          </table:table-cell>
          <table:table-cell table:style-name="ce2" office:value-type="string" calcext:value-type="string">
            <text:p>Rua 8</text:p>
          </table:table-cell>
          <table:table-cell table:style-name="ce2" office:value-type="string" calcext:value-type="string">
            <text:p>56</text:p>
          </table:table-cell>
          <table:table-cell table:style-name="ce2" office:value-type="string" calcext:value-type="string">
            <text:p>Bairro 8</text:p>
          </table:table-cell>
          <table:table-cell table:style-name="ce2"/>
          <table:table-cell table:style-name="ce2" office:value-type="string" calcext:value-type="string">
            <text:p>00000-007</text:p>
          </table:table-cell>
          <table:table-cell table:style-name="ce2" office:value-type="string" calcext:value-type="string">
            <text:p>01/01/1987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table:number-columns-repeated="100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Funcionário 9</text:p>
          </table:table-cell>
          <table:table-cell table:style-name="ce2" office:value-type="string" calcext:value-type="string">
            <text:p>func9@crieti.com.br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55555555555</text:p>
          </table:table-cell>
          <table:table-cell table:style-name="ce2" office:value-type="string" calcext:value-type="string">
            <text:p>600.000.000-00</text:p>
          </table:table-cell>
          <table:table-cell table:style-name="ce2" office:value-type="string" calcext:value-type="string">
            <text:p>123123123</text:p>
          </table:table-cell>
          <table:table-cell table:style-name="ce2" office:value-type="string" calcext:value-type="string">
            <text:p>Rua 9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Bairro 9</text:p>
          </table:table-cell>
          <table:table-cell table:style-name="ce2"/>
          <table:table-cell table:style-name="ce2" office:value-type="string" calcext:value-type="string">
            <text:p>00000-008</text:p>
          </table:table-cell>
          <table:table-cell table:style-name="ce2" office:value-type="string" calcext:value-type="string">
            <text:p>01/01/1988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 table:style-name="ce3" table:formula="of:=COM.MICROSOFT.CONCAT(&quot;INSERT INTO funcionario VALUES (&quot;&amp;[.A2]&amp;&quot;, '&quot;&amp;[.B2]&amp;&quot;', '&quot;&amp;[.C2]&amp;&quot;', '&quot;&amp;[.D2]&amp;&quot;', '&quot;&amp;[.E2]&amp;&quot;', '&quot;&amp;[.F2]&amp;&quot;', '&quot;&amp;[.G2]&amp;&quot;', '&quot;&amp;[.H2]&amp;&quot;', &quot;&amp;[.I2]&amp;&quot;, '&quot;&amp;[.J2]&amp;&quot;', '&quot;&amp;[.K2]&amp;&quot;', '&quot;&amp;[.L2]&amp;&quot;', '&quot;&amp;[.M2]&amp;&quot;', &quot;&amp;[.N2]&amp;&quot;, &quot;&amp;[.O2]&amp;&quot;);&quot;)" office:value-type="string" office:string-value="INSERT INTO funcionario VALUES (1, 'Funcionário 1', 'func1@crieti.com.br', 'M', '1231111111', '000.000.000-00', '1234567', 'Rua 1', 123, 'Bairro 1', '', '00000-000', '01/01/1980', 1, 1);" calcext:value-type="string">
            <text:p>INSERT INTO funcionario VALUES (1, 'Funcionário 1', 'func1@crieti.com.br', 'M', '1231111111', '000.000.000-00', '1234567', 'Rua 1', 123, 'Bairro 1', '', '00000-000', '01/01/1980', 1, 1);</text:p>
          </table:table-cell>
          <table:table-cell table:number-columns-repeated="1023"/>
        </table:table-row>
        <table:table-row table:style-name="ro2">
          <table:table-cell table:style-name="ce3" table:formula="of:=COM.MICROSOFT.CONCAT(&quot;INSERT INTO funcionario VALUES (&quot;&amp;[.A3]&amp;&quot;, '&quot;&amp;[.B3]&amp;&quot;', '&quot;&amp;[.C3]&amp;&quot;', '&quot;&amp;[.D3]&amp;&quot;', '&quot;&amp;[.E3]&amp;&quot;', '&quot;&amp;[.F3]&amp;&quot;', '&quot;&amp;[.G3]&amp;&quot;', '&quot;&amp;[.H3]&amp;&quot;', &quot;&amp;[.I3]&amp;&quot;, '&quot;&amp;[.J3]&amp;&quot;', '&quot;&amp;[.K3]&amp;&quot;', '&quot;&amp;[.L3]&amp;&quot;', '&quot;&amp;[.M3]&amp;&quot;', &quot;&amp;[.N3]&amp;&quot;, &quot;&amp;[.O3]&amp;&quot;);&quot;)" office:value-type="string" office:string-value="INSERT INTO funcionario VALUES (2, 'Funcionário 2', 'func2@crieti.com.br', 'F', '1234111111', '100.000.000-00', '1231', 'Rua 2', 16, 'Bairro 2', '', '00000-001', '01/01/1981', 1, 2);" calcext:value-type="string">
            <text:p>INSERT INTO funcionario VALUES (2, 'Funcionário 2', 'func2@crieti.com.br', 'F', '1234111111', '100.000.000-00', '1231', 'Rua 2', 16, 'Bairro 2', '', '00000-001', '01/01/1981', 1, 2);</text:p>
          </table:table-cell>
          <table:table-cell table:number-columns-repeated="1023"/>
        </table:table-row>
        <table:table-row table:style-name="ro2">
          <table:table-cell table:style-name="ce3" table:formula="of:=COM.MICROSOFT.CONCAT(&quot;INSERT INTO funcionario VALUES (&quot;&amp;[.A4]&amp;&quot;, '&quot;&amp;[.B4]&amp;&quot;', '&quot;&amp;[.C4]&amp;&quot;', '&quot;&amp;[.D4]&amp;&quot;', '&quot;&amp;[.E4]&amp;&quot;', '&quot;&amp;[.F4]&amp;&quot;', '&quot;&amp;[.G4]&amp;&quot;', '&quot;&amp;[.H4]&amp;&quot;', &quot;&amp;[.I4]&amp;&quot;, '&quot;&amp;[.J4]&amp;&quot;', '&quot;&amp;[.K4]&amp;&quot;', '&quot;&amp;[.L4]&amp;&quot;', '&quot;&amp;[.M4]&amp;&quot;', &quot;&amp;[.N4]&amp;&quot;, &quot;&amp;[.O4]&amp;&quot;);&quot;)" office:value-type="string" office:string-value="INSERT INTO funcionario VALUES (3, 'Funcionário 3', 'func3@crieti.com.br', 'M', '12345611111', '200.000.000-00', '1312312312', 'Rua 3', 454, 'Bairro 3', '', '00000-002', '01/01/1982', 1, 1);" calcext:value-type="string">
            <text:p>INSERT INTO funcionario VALUES (3, 'Funcionário 3', 'func3@crieti.com.br', 'M', '12345611111', '200.000.000-00', '1312312312', 'Rua 3', 454, 'Bairro 3', '', '00000-002', '01/01/1982', 1, 1);</text:p>
          </table:table-cell>
          <table:table-cell table:number-columns-repeated="1023"/>
        </table:table-row>
        <table:table-row table:style-name="ro2">
          <table:table-cell table:style-name="ce3" table:formula="of:=COM.MICROSOFT.CONCAT(&quot;INSERT INTO funcionario VALUES (&quot;&amp;[.A5]&amp;&quot;, '&quot;&amp;[.B5]&amp;&quot;', '&quot;&amp;[.C5]&amp;&quot;', '&quot;&amp;[.D5]&amp;&quot;', '&quot;&amp;[.E5]&amp;&quot;', '&quot;&amp;[.F5]&amp;&quot;', '&quot;&amp;[.G5]&amp;&quot;', '&quot;&amp;[.H5]&amp;&quot;', &quot;&amp;[.I5]&amp;&quot;, '&quot;&amp;[.J5]&amp;&quot;', '&quot;&amp;[.K5]&amp;&quot;', '&quot;&amp;[.L5]&amp;&quot;', '&quot;&amp;[.M5]&amp;&quot;', &quot;&amp;[.N5]&amp;&quot;, &quot;&amp;[.O5]&amp;&quot;);&quot;)" office:value-type="string" office:string-value="INSERT INTO funcionario VALUES (4, 'Funcionário 4', 'func4@crieti.com.br', 'F', '12345671111', '300.000.000-00', '123123123', 'Rua 4', 654, 'Bairro 4', '', '00000-003', '01/01/1983', 2, 1);" calcext:value-type="string">
            <text:p>INSERT INTO funcionario VALUES (4, 'Funcionário 4', 'func4@crieti.com.br', 'F', '12345671111', '300.000.000-00', '123123123', 'Rua 4', 654, 'Bairro 4', '', '00000-003', '01/01/1983', 2, 1);</text:p>
          </table:table-cell>
          <table:table-cell table:number-columns-repeated="1023"/>
        </table:table-row>
        <table:table-row table:style-name="ro2">
          <table:table-cell table:style-name="ce3" table:formula="of:=COM.MICROSOFT.CONCAT(&quot;INSERT INTO funcionario VALUES (&quot;&amp;[.A6]&amp;&quot;, '&quot;&amp;[.B6]&amp;&quot;', '&quot;&amp;[.C6]&amp;&quot;', '&quot;&amp;[.D6]&amp;&quot;', '&quot;&amp;[.E6]&amp;&quot;', '&quot;&amp;[.F6]&amp;&quot;', '&quot;&amp;[.G6]&amp;&quot;', '&quot;&amp;[.H6]&amp;&quot;', &quot;&amp;[.I6]&amp;&quot;, '&quot;&amp;[.J6]&amp;&quot;', '&quot;&amp;[.K6]&amp;&quot;', '&quot;&amp;[.L6]&amp;&quot;', '&quot;&amp;[.M6]&amp;&quot;', &quot;&amp;[.N6]&amp;&quot;, &quot;&amp;[.O6]&amp;&quot;);&quot;)" office:value-type="string" office:string-value="INSERT INTO funcionario VALUES (5, 'Funcionario 5', 'func5@crieti.com.br', 'M', '111111111', '', '123123123', 'Rua 5', 23, 'Bairro 5', '', '00000-004', '01/01/1984', 2, 2);" calcext:value-type="string">
            <text:p>INSERT INTO funcionario VALUES (5, 'Funcionario 5', 'func5@crieti.com.br', 'M', '111111111', '', '123123123', 'Rua 5', 23, 'Bairro 5', '', '00000-004', '01/01/1984', 2, 2);</text:p>
          </table:table-cell>
          <table:table-cell table:number-columns-repeated="1023"/>
        </table:table-row>
        <table:table-row table:style-name="ro2">
          <table:table-cell table:style-name="ce3" table:formula="of:=COM.MICROSOFT.CONCAT(&quot;INSERT INTO funcionario VALUES (&quot;&amp;[.A7]&amp;&quot;, '&quot;&amp;[.B7]&amp;&quot;', '&quot;&amp;[.C7]&amp;&quot;', '&quot;&amp;[.D7]&amp;&quot;', '&quot;&amp;[.E7]&amp;&quot;', '&quot;&amp;[.F7]&amp;&quot;', '&quot;&amp;[.G7]&amp;&quot;', '&quot;&amp;[.H7]&amp;&quot;', &quot;&amp;[.I7]&amp;&quot;, '&quot;&amp;[.J7]&amp;&quot;', '&quot;&amp;[.K7]&amp;&quot;', '&quot;&amp;[.L7]&amp;&quot;', '&quot;&amp;[.M7]&amp;&quot;', &quot;&amp;[.N7]&amp;&quot;, &quot;&amp;[.O7]&amp;&quot;);&quot;)" office:value-type="string" office:string-value="INSERT INTO funcionario VALUES (6, 'Funcionário 6', 'func6@crieti.com.br', 'F', '2222222222', '', '123213123', 'Rua 6', 56, 'Bairro 6', '', '00000-005', '01/01/1985', 2, 2);" calcext:value-type="string">
            <text:p>INSERT INTO funcionario VALUES (6, 'Funcionário 6', 'func6@crieti.com.br', 'F', '2222222222', '', '123213123', 'Rua 6', 56, 'Bairro 6', '', '00000-005', '01/01/1985', 2, 2);</text:p>
          </table:table-cell>
          <table:table-cell table:number-columns-repeated="1023"/>
        </table:table-row>
        <table:table-row table:style-name="ro2">
          <table:table-cell table:style-name="ce3" table:formula="of:=COM.MICROSOFT.CONCAT(&quot;INSERT INTO funcionario VALUES (&quot;&amp;[.A8]&amp;&quot;, '&quot;&amp;[.B8]&amp;&quot;', '&quot;&amp;[.C8]&amp;&quot;', '&quot;&amp;[.D8]&amp;&quot;', '&quot;&amp;[.E8]&amp;&quot;', '&quot;&amp;[.F8]&amp;&quot;', '&quot;&amp;[.G8]&amp;&quot;', '&quot;&amp;[.H8]&amp;&quot;', &quot;&amp;[.I8]&amp;&quot;, '&quot;&amp;[.J8]&amp;&quot;', '&quot;&amp;[.K8]&amp;&quot;', '&quot;&amp;[.L8]&amp;&quot;', '&quot;&amp;[.M8]&amp;&quot;', &quot;&amp;[.N8]&amp;&quot;, &quot;&amp;[.O8]&amp;&quot;);&quot;)" office:value-type="string" office:string-value="INSERT INTO funcionario VALUES (7, 'Funcionario 7', 'func7@crieti.com.br', 'M', '3333333333', '', '123123123', 'Rua 7', 331, 'Bairro 7', '', '00000-006', '01/01/1986', 3, 5);" calcext:value-type="string">
            <text:p>INSERT INTO funcionario VALUES (7, 'Funcionario 7', 'func7@crieti.com.br', 'M', '3333333333', '', '123123123', 'Rua 7', 331, 'Bairro 7', '', '00000-006', '01/01/1986', 3, 5);</text:p>
          </table:table-cell>
          <table:table-cell table:number-columns-repeated="1023"/>
        </table:table-row>
        <table:table-row table:style-name="ro2">
          <table:table-cell table:style-name="ce3" table:formula="of:=COM.MICROSOFT.CONCAT(&quot;INSERT INTO funcionario VALUES (&quot;&amp;[.A9]&amp;&quot;, '&quot;&amp;[.B9]&amp;&quot;', '&quot;&amp;[.C9]&amp;&quot;', '&quot;&amp;[.D9]&amp;&quot;', '&quot;&amp;[.E9]&amp;&quot;', '&quot;&amp;[.F9]&amp;&quot;', '&quot;&amp;[.G9]&amp;&quot;', '&quot;&amp;[.H9]&amp;&quot;', &quot;&amp;[.I9]&amp;&quot;, '&quot;&amp;[.J9]&amp;&quot;', '&quot;&amp;[.K9]&amp;&quot;', '&quot;&amp;[.L9]&amp;&quot;', '&quot;&amp;[.M9]&amp;&quot;', &quot;&amp;[.N9]&amp;&quot;, &quot;&amp;[.O9]&amp;&quot;);&quot;)" office:value-type="string" office:string-value="INSERT INTO funcionario VALUES (8, 'Funcionário 8', 'func8@crieti.com.br', 'F', '44444444444', '500.000.000-00', '123123123', 'Rua 8', 56, 'Bairro 8', '', '00000-007', '01/01/1987', 3, 5);" calcext:value-type="string">
            <text:p>INSERT INTO funcionario VALUES (8, 'Funcionário 8', 'func8@crieti.com.br', 'F', '44444444444', '500.000.000-00', '123123123', 'Rua 8', 56, 'Bairro 8', '', '00000-007', '01/01/1987', 3, 5);</text:p>
          </table:table-cell>
          <table:table-cell table:number-columns-repeated="1023"/>
        </table:table-row>
        <table:table-row table:style-name="ro2">
          <table:table-cell table:style-name="ce3" table:formula="of:=COM.MICROSOFT.CONCAT(&quot;INSERT INTO funcionario VALUES (&quot;&amp;[.A10]&amp;&quot;, '&quot;&amp;[.B10]&amp;&quot;', '&quot;&amp;[.C10]&amp;&quot;', '&quot;&amp;[.D10]&amp;&quot;', '&quot;&amp;[.E10]&amp;&quot;', '&quot;&amp;[.F10]&amp;&quot;', '&quot;&amp;[.G10]&amp;&quot;', '&quot;&amp;[.H10]&amp;&quot;', &quot;&amp;[.I10]&amp;&quot;, '&quot;&amp;[.J10]&amp;&quot;', '&quot;&amp;[.K10]&amp;&quot;', '&quot;&amp;[.L10]&amp;&quot;', '&quot;&amp;[.M10]&amp;&quot;', &quot;&amp;[.N10]&amp;&quot;, &quot;&amp;[.O10]&amp;&quot;);&quot;)" office:value-type="string" office:string-value="INSERT INTO funcionario VALUES (9, 'Funcionário 9', 'func9@crieti.com.br', 'M', '55555555555', '600.000.000-00', '123123123', 'Rua 9', 23, 'Bairro 9', '', '00000-008', '01/01/1988', 3, 5);" calcext:value-type="string">
            <text:p>INSERT INTO funcionario VALUES (9, 'Funcionário 9', 'func9@crieti.com.br', 'M', '55555555555', '600.000.000-00', '123123123', 'Rua 9', 23, 'Bairro 9', '', '00000-008', '01/01/1988', 3, 5);</text:p>
          </table:table-cell>
          <table:table-cell table:number-columns-repeated="1023"/>
        </table:table-row>
        <table:table-row table:style-name="ro2" table:number-rows-repeated="3">
          <table:table-cell table:style-name="Default"/>
          <table:table-cell table:number-columns-repeated="102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po_carro" table:style-name="ta6">
        <office:forms form:automatic-focus="false" form:apply-design-mode="false"/>
        <table:table-column table:style-name="co1" table:number-columns-repeated="257" table:default-cell-style-name="ce1"/>
        <table:table-column table:style-name="co1" table:number-columns-repeated="767" table:default-cell-style-name="Default"/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nome</text:p>
          </table:table-cell>
          <table:table-cell table:number-columns-repeated="102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Hatch</text:p>
          </table:table-cell>
          <table:table-cell table:formula="of:=COM.MICROSOFT.CONCAT(&quot;INSERT INTO tipo_carro VALUES (&quot;;[.A2];&quot;,'&quot;;[.B2];&quot;');&quot;)" office:value-type="string" office:string-value="INSERT INTO tipo_carro VALUES (1,'Hatch');" calcext:value-type="string">
            <text:p>INSERT INTO tipo_carro VALUES (1,'Hatch');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edan</text:p>
          </table:table-cell>
          <table:table-cell table:formula="of:=COM.MICROSOFT.CONCAT(&quot;INSERT INTO tipo_carro VALUES (&quot;;[.A3];&quot;,'&quot;;[.B3];&quot;');&quot;)" office:value-type="string" office:string-value="INSERT INTO tipo_carro VALUES (2,'Sedan');" calcext:value-type="string">
            <text:p>INSERT INTO tipo_carro VALUES (2,'Sedan');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UV</text:p>
          </table:table-cell>
          <table:table-cell table:formula="of:=COM.MICROSOFT.CONCAT(&quot;INSERT INTO tipo_carro VALUES (&quot;;[.A4];&quot;,'&quot;;[.B4];&quot;');&quot;)" office:value-type="string" office:string-value="INSERT INTO tipo_carro VALUES (3,'SUV');" calcext:value-type="string">
            <text:p>INSERT INTO tipo_carro VALUES (3,'SUV');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aminhonete</text:p>
          </table:table-cell>
          <table:table-cell table:formula="of:=COM.MICROSOFT.CONCAT(&quot;INSERT INTO tipo_carro VALUES (&quot;;[.A5];&quot;,'&quot;;[.B5];&quot;');&quot;)" office:value-type="string" office:string-value="INSERT INTO tipo_carro VALUES (4,'Caminhonete');" calcext:value-type="string">
            <text:p>INSERT INTO tipo_carro VALUES (4,'Caminhonete');</text:p>
          </table:table-cell>
          <table:table-cell table:number-columns-repeated="102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amioneta</text:p>
          </table:table-cell>
          <table:table-cell table:formula="of:=COM.MICROSOFT.CONCAT(&quot;INSERT INTO tipo_carro VALUES (&quot;;[.A6];&quot;,'&quot;;[.B6];&quot;');&quot;)" office:value-type="string" office:string-value="INSERT INTO tipo_carro VALUES (5,'Camioneta');" calcext:value-type="string">
            <text:p>INSERT INTO tipo_carro VALUES (5,'Camioneta');</text:p>
          </table:table-cell>
          <table:table-cell table:number-columns-repeated="102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Utilitário</text:p>
          </table:table-cell>
          <table:table-cell table:formula="of:=COM.MICROSOFT.CONCAT(&quot;INSERT INTO tipo_carro VALUES (&quot;;[.A7];&quot;,'&quot;;[.B7];&quot;');&quot;)" office:value-type="string" office:string-value="INSERT INTO tipo_carro VALUES (6,'Utilitário');" calcext:value-type="string">
            <text:p>INSERT INTO tipo_carro VALUES (6,'Utilitário');</text:p>
          </table:table-cell>
          <table:table-cell table:number-columns-repeated="102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Pick-up</text:p>
          </table:table-cell>
          <table:table-cell table:formula="of:=COM.MICROSOFT.CONCAT(&quot;INSERT INTO tipo_carro VALUES (&quot;;[.A8];&quot;,'&quot;;[.B8];&quot;');&quot;)" office:value-type="string" office:string-value="INSERT INTO tipo_carro VALUES (7,'Pick-up');" calcext:value-type="string">
            <text:p>INSERT INTO tipo_carro VALUES (7,'Pick-up');</text:p>
          </table:table-cell>
          <table:table-cell table:number-columns-repeated="102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pcionais" table:style-name="ta7">
        <office:forms form:automatic-focus="false" form:apply-design-mode="false"/>
        <table:table-column table:style-name="co1" table:default-cell-style-name="ce1"/>
        <table:table-column table:style-name="co10" table:default-cell-style-name="ce1"/>
        <table:table-column table:style-name="co1" table:number-columns-repeated="255" table:default-cell-style-name="ce1"/>
        <table:table-column table:style-name="co1" table:number-columns-repeated="767" table:default-cell-style-name="Default"/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nome</text:p>
          </table:table-cell>
          <table:table-cell table:number-columns-repeated="102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anco em couro</text:p>
          </table:table-cell>
          <table:table-cell table:formula="of:=COM.MICROSOFT.CONCAT(&quot;INSERT INTO opcionais VALUES (&quot;;[.A2];&quot;,'&quot;;[.B2];&quot;');&quot;)" office:value-type="string" office:string-value="INSERT INTO opcionais VALUES (1,'Banco em couro');" calcext:value-type="string">
            <text:p>INSERT INTO opcionais VALUES (1,'Banco em couro');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ireção elétrica</text:p>
          </table:table-cell>
          <table:table-cell table:formula="of:=COM.MICROSOFT.CONCAT(&quot;INSERT INTO opcionais VALUES (&quot;;[.A3];&quot;,'&quot;;[.B3];&quot;');&quot;)" office:value-type="string" office:string-value="INSERT INTO opcionais VALUES (2,'Direção elétrica');" calcext:value-type="string">
            <text:p>INSERT INTO opcionais VALUES (2,'Direção elétrica');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r-condicionado</text:p>
          </table:table-cell>
          <table:table-cell table:formula="of:=COM.MICROSOFT.CONCAT(&quot;INSERT INTO opcionais VALUES (&quot;;[.A4];&quot;,'&quot;;[.B4];&quot;');&quot;)" office:value-type="string" office:string-value="INSERT INTO opcionais VALUES (3,'Ar-condicionado');" calcext:value-type="string">
            <text:p>INSERT INTO opcionais VALUES (3,'Ar-condicionado');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ensor de estacionamento</text:p>
          </table:table-cell>
          <table:table-cell table:formula="of:=COM.MICROSOFT.CONCAT(&quot;INSERT INTO opcionais VALUES (&quot;;[.A5];&quot;,'&quot;;[.B5];&quot;');&quot;)" office:value-type="string" office:string-value="INSERT INTO opcionais VALUES (4,'Sensor de estacionamento');" calcext:value-type="string">
            <text:p>INSERT INTO opcionais VALUES (4,'Sensor de estacionamento');</text:p>
          </table:table-cell>
          <table:table-cell table:number-columns-repeated="102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ádio</text:p>
          </table:table-cell>
          <table:table-cell table:formula="of:=COM.MICROSOFT.CONCAT(&quot;INSERT INTO opcionais VALUES (&quot;;[.A6];&quot;,'&quot;;[.B6];&quot;');&quot;)" office:value-type="string" office:string-value="INSERT INTO opcionais VALUES (5,'Rádio');" calcext:value-type="string">
            <text:p>INSERT INTO opcionais VALUES (5,'Rádio');</text:p>
          </table:table-cell>
          <table:table-cell table:number-columns-repeated="102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ontrole de estabilidade</text:p>
          </table:table-cell>
          <table:table-cell table:formula="of:=COM.MICROSOFT.CONCAT(&quot;INSERT INTO opcionais VALUES (&quot;;[.A7];&quot;,'&quot;;[.B7];&quot;');&quot;)" office:value-type="string" office:string-value="INSERT INTO opcionais VALUES (6,'Controle de estabilidade');" calcext:value-type="string">
            <text:p>INSERT INTO opcionais VALUES (6,'Controle de estabilidade');</text:p>
          </table:table-cell>
          <table:table-cell table:number-columns-repeated="102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Vidro elétrico</text:p>
          </table:table-cell>
          <table:table-cell table:formula="of:=COM.MICROSOFT.CONCAT(&quot;INSERT INTO opcionais VALUES (&quot;;[.A8];&quot;,'&quot;;[.B8];&quot;');&quot;)" office:value-type="string" office:string-value="INSERT INTO opcionais VALUES (7,'Vidro elétrico');" calcext:value-type="string">
            <text:p>INSERT INTO opcionais VALUES (7,'Vidro elétrico');</text:p>
          </table:table-cell>
          <table:table-cell table:number-columns-repeated="102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eiculo" table:style-name="ta8">
        <office:forms form:automatic-focus="false" form:apply-design-mode="false"/>
        <table:table-column table:style-name="co1" table:number-columns-repeated="5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number-columns-repeated="2" table:default-cell-style-name="ce1"/>
        <table:table-column table:style-name="co14" table:default-cell-style-name="ce1"/>
        <table:table-column table:style-name="co1" table:number-columns-repeated="246" table:default-cell-style-name="ce1"/>
        <table:table-column table:style-name="co1" table:number-columns-repeated="767" table:default-cell-style-name="Default"/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marca</text:p>
          </table:table-cell>
          <table:table-cell office:value-type="string" calcext:value-type="string">
            <text:p>modelo</text:p>
          </table:table-cell>
          <table:table-cell office:value-type="string" calcext:value-type="string">
            <text:p>placa</text:p>
          </table:table-cell>
          <table:table-cell office:value-type="string" calcext:value-type="string">
            <text:p>renavam</text:p>
          </table:table-cell>
          <table:table-cell office:value-type="string" calcext:value-type="string">
            <text:p>capacidade_pessoas</text:p>
          </table:table-cell>
          <table:table-cell office:value-type="string" calcext:value-type="string">
            <text:p>capacidade_carga</text:p>
          </table:table-cell>
          <table:table-cell office:value-type="string" calcext:value-type="string">
            <text:p>capacidade_tanque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blindado</text:p>
          </table:table-cell>
          <table:table-cell office:value-type="string" calcext:value-type="string">
            <text:p>tipo_carro_codigo</text:p>
          </table:table-cell>
          <table:table-cell office:value-type="string" calcext:value-type="string">
            <text:p>valor_diaria</text:p>
          </table:table-cell>
          <table:table-cell office:value-type="string" calcext:value-type="string">
            <text:p>filial_codigo</text:p>
          </table:table-cell>
          <table:table-cell office:value-type="string" calcext:value-type="string">
            <text:p>cambio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rca 1</text:p>
          </table:table-cell>
          <table:table-cell office:value-type="string" calcext:value-type="string">
            <text:p>Modelo 1</text:p>
          </table:table-cell>
          <table:table-cell office:value-type="string" calcext:value-type="string">
            <text:p>Placa 1</text:p>
          </table:table-cell>
          <table:table-cell office:value-type="string" calcext:value-type="string">
            <text:p>Renavam 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rca 2</text:p>
          </table:table-cell>
          <table:table-cell office:value-type="string" calcext:value-type="string">
            <text:p>Modelo 2</text:p>
          </table:table-cell>
          <table:table-cell office:value-type="string" calcext:value-type="string">
            <text:p>Placa 2</text:p>
          </table:table-cell>
          <table:table-cell office:value-type="string" calcext:value-type="string">
            <text:p>Renavam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rca 3</text:p>
          </table:table-cell>
          <table:table-cell office:value-type="string" calcext:value-type="string">
            <text:p>Modelo 3</text:p>
          </table:table-cell>
          <table:table-cell office:value-type="string" calcext:value-type="string">
            <text:p>Placa 3</text:p>
          </table:table-cell>
          <table:table-cell office:value-type="string" calcext:value-type="string">
            <text:p>Renavam 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rca 4</text:p>
          </table:table-cell>
          <table:table-cell office:value-type="string" calcext:value-type="string">
            <text:p>Modelo 4</text:p>
          </table:table-cell>
          <table:table-cell office:value-type="string" calcext:value-type="string">
            <text:p>Placa 4</text:p>
          </table:table-cell>
          <table:table-cell office:value-type="string" calcext:value-type="string">
            <text:p>Renavam 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rca 5</text:p>
          </table:table-cell>
          <table:table-cell office:value-type="string" calcext:value-type="string">
            <text:p>Modelo 5</text:p>
          </table:table-cell>
          <table:table-cell office:value-type="string" calcext:value-type="string">
            <text:p>Placa 5</text:p>
          </table:table-cell>
          <table:table-cell office:value-type="string" calcext:value-type="string">
            <text:p>Renavam 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rca 6</text:p>
          </table:table-cell>
          <table:table-cell office:value-type="string" calcext:value-type="string">
            <text:p>Modelo 6</text:p>
          </table:table-cell>
          <table:table-cell office:value-type="string" calcext:value-type="string">
            <text:p>Placa 6</text:p>
          </table:table-cell>
          <table:table-cell office:value-type="string" calcext:value-type="string">
            <text:p>Renavam 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rca 7</text:p>
          </table:table-cell>
          <table:table-cell office:value-type="string" calcext:value-type="string">
            <text:p>Modelo 7</text:p>
          </table:table-cell>
          <table:table-cell office:value-type="string" calcext:value-type="string">
            <text:p>Placa 7</text:p>
          </table:table-cell>
          <table:table-cell office:value-type="string" calcext:value-type="string">
            <text:p>Renavam 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rca 8</text:p>
          </table:table-cell>
          <table:table-cell office:value-type="string" calcext:value-type="string">
            <text:p>Modelo 8</text:p>
          </table:table-cell>
          <table:table-cell office:value-type="string" calcext:value-type="string">
            <text:p>Placa 8</text:p>
          </table:table-cell>
          <table:table-cell office:value-type="string" calcext:value-type="string">
            <text:p>Renavam 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rca 9</text:p>
          </table:table-cell>
          <table:table-cell office:value-type="string" calcext:value-type="string">
            <text:p>Modelo 9</text:p>
          </table:table-cell>
          <table:table-cell office:value-type="string" calcext:value-type="string">
            <text:p>Placa 9</text:p>
          </table:table-cell>
          <table:table-cell office:value-type="string" calcext:value-type="string">
            <text:p>Renavam 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arca 10</text:p>
          </table:table-cell>
          <table:table-cell office:value-type="string" calcext:value-type="string">
            <text:p>Modelo 10</text:p>
          </table:table-cell>
          <table:table-cell office:value-type="string" calcext:value-type="string">
            <text:p>Plac 10</text:p>
          </table:table-cell>
          <table:table-cell office:value-type="string" calcext:value-type="string">
            <text:p>Renava 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rca 11</text:p>
          </table:table-cell>
          <table:table-cell office:value-type="string" calcext:value-type="string">
            <text:p>Modelo 11</text:p>
          </table:table-cell>
          <table:table-cell office:value-type="string" calcext:value-type="string">
            <text:p>Plac 11</text:p>
          </table:table-cell>
          <table:table-cell office:value-type="string" calcext:value-type="string">
            <text:p>Renava 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rca 12</text:p>
          </table:table-cell>
          <table:table-cell office:value-type="string" calcext:value-type="string">
            <text:p>Modelo 12</text:p>
          </table:table-cell>
          <table:table-cell office:value-type="string" calcext:value-type="string">
            <text:p>Plac 12</text:p>
          </table:table-cell>
          <table:table-cell office:value-type="string" calcext:value-type="string">
            <text:p>Renava 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2">
          <table:table-cell table:style-name="ce3" table:formula="of:=COM.MICROSOFT.CONCAT(&quot;INSERT INTO veiculo VALUES (&quot;&amp;[.A2]&amp;&quot;, '&quot;&amp;[.B2]&amp;&quot;', '&quot;&amp;[.C2]&amp;&quot;', '&quot;&amp;[.D2]&amp;&quot;', '&quot;&amp;[.E2]&amp;&quot;', &quot;&amp;[.F2]&amp;&quot;, &quot;&amp;[.G2]&amp;&quot;, &quot;&amp;[.H2]&amp;&quot;, '&quot;&amp;[.I2]&amp;&quot;', '&quot;&amp;[.J2]&amp;&quot;', &quot;&amp;[.K2]&amp;&quot;, &quot;&amp;[.L2]&amp;&quot;, &quot;&amp;[.M2]&amp;&quot;, '&quot;&amp;[.N2]&amp;&quot;');&quot;)" office:value-type="string" office:string-value="INSERT INTO veiculo VALUES (1, 'Marca 1', 'Modelo 1', 'Placa 1', 'Renavam 1', 5, 0, 0, '', 'f', 1, 110, 1, 'M');" calcext:value-type="string">
            <text:p>INSERT INTO veiculo VALUES (1, 'Marca 1', 'Modelo 1', 'Placa 1', 'Renavam 1', 5, 0, 0, '', 'f', 1, 110, 1, 'M');</text:p>
          </table:table-cell>
          <table:table-cell table:number-columns-repeated="1023"/>
        </table:table-row>
        <table:table-row table:style-name="ro2">
          <table:table-cell table:style-name="ce3" table:formula="of:=COM.MICROSOFT.CONCAT(&quot;INSERT INTO veiculo VALUES (&quot;&amp;[.A3]&amp;&quot;, '&quot;&amp;[.B3]&amp;&quot;', '&quot;&amp;[.C3]&amp;&quot;', '&quot;&amp;[.D3]&amp;&quot;', '&quot;&amp;[.E3]&amp;&quot;', &quot;&amp;[.F3]&amp;&quot;, &quot;&amp;[.G3]&amp;&quot;, &quot;&amp;[.H3]&amp;&quot;, '&quot;&amp;[.I3]&amp;&quot;', '&quot;&amp;[.J3]&amp;&quot;', &quot;&amp;[.K3]&amp;&quot;, &quot;&amp;[.L3]&amp;&quot;, &quot;&amp;[.M3]&amp;&quot;, '&quot;&amp;[.N3]&amp;&quot;');&quot;)" office:value-type="string" office:string-value="INSERT INTO veiculo VALUES (2, 'Marca 2', 'Modelo 2', 'Placa 2', 'Renavam 2', 5, 0, 0, '', 'f', 1, 110, 1, 'M');" calcext:value-type="string">
            <text:p>INSERT INTO veiculo VALUES (2, 'Marca 2', 'Modelo 2', 'Placa 2', 'Renavam 2', 5, 0, 0, '', 'f', 1, 110, 1, 'M');</text:p>
          </table:table-cell>
          <table:table-cell table:number-columns-repeated="1023"/>
        </table:table-row>
        <table:table-row table:style-name="ro2">
          <table:table-cell table:style-name="ce3" table:formula="of:=COM.MICROSOFT.CONCAT(&quot;INSERT INTO veiculo VALUES (&quot;&amp;[.A4]&amp;&quot;, '&quot;&amp;[.B4]&amp;&quot;', '&quot;&amp;[.C4]&amp;&quot;', '&quot;&amp;[.D4]&amp;&quot;', '&quot;&amp;[.E4]&amp;&quot;', &quot;&amp;[.F4]&amp;&quot;, &quot;&amp;[.G4]&amp;&quot;, &quot;&amp;[.H4]&amp;&quot;, '&quot;&amp;[.I4]&amp;&quot;', '&quot;&amp;[.J4]&amp;&quot;', &quot;&amp;[.K4]&amp;&quot;, &quot;&amp;[.L4]&amp;&quot;, &quot;&amp;[.M4]&amp;&quot;, '&quot;&amp;[.N4]&amp;&quot;');&quot;)" office:value-type="string" office:string-value="INSERT INTO veiculo VALUES (3, 'Marca 3', 'Modelo 3', 'Placa 3', 'Renavam 3', 5, 0, 0, '', 'f', 1, 130, 2, 'A');" calcext:value-type="string">
            <text:p>INSERT INTO veiculo VALUES (3, 'Marca 3', 'Modelo 3', 'Placa 3', 'Renavam 3', 5, 0, 0, '', 'f', 1, 130, 2, 'A');</text:p>
          </table:table-cell>
          <table:table-cell table:number-columns-repeated="1023"/>
        </table:table-row>
        <table:table-row table:style-name="ro2">
          <table:table-cell table:style-name="ce3" table:formula="of:=COM.MICROSOFT.CONCAT(&quot;INSERT INTO veiculo VALUES (&quot;&amp;[.A5]&amp;&quot;, '&quot;&amp;[.B5]&amp;&quot;', '&quot;&amp;[.C5]&amp;&quot;', '&quot;&amp;[.D5]&amp;&quot;', '&quot;&amp;[.E5]&amp;&quot;', &quot;&amp;[.F5]&amp;&quot;, &quot;&amp;[.G5]&amp;&quot;, &quot;&amp;[.H5]&amp;&quot;, '&quot;&amp;[.I5]&amp;&quot;', '&quot;&amp;[.J5]&amp;&quot;', &quot;&amp;[.K5]&amp;&quot;, &quot;&amp;[.L5]&amp;&quot;, &quot;&amp;[.M5]&amp;&quot;, '&quot;&amp;[.N5]&amp;&quot;');&quot;)" office:value-type="string" office:string-value="INSERT INTO veiculo VALUES (4, 'Marca 4', 'Modelo 4', 'Placa 4', 'Renavam 4', 5, 0, 0, '', 'f', 1, 130, 2, 'A');" calcext:value-type="string">
            <text:p>INSERT INTO veiculo VALUES (4, 'Marca 4', 'Modelo 4', 'Placa 4', 'Renavam 4', 5, 0, 0, '', 'f', 1, 130, 2, 'A');</text:p>
          </table:table-cell>
          <table:table-cell table:number-columns-repeated="1023"/>
        </table:table-row>
        <table:table-row table:style-name="ro2">
          <table:table-cell table:style-name="ce3" table:formula="of:=COM.MICROSOFT.CONCAT(&quot;INSERT INTO veiculo VALUES (&quot;&amp;[.A6]&amp;&quot;, '&quot;&amp;[.B6]&amp;&quot;', '&quot;&amp;[.C6]&amp;&quot;', '&quot;&amp;[.D6]&amp;&quot;', '&quot;&amp;[.E6]&amp;&quot;', &quot;&amp;[.F6]&amp;&quot;, &quot;&amp;[.G6]&amp;&quot;, &quot;&amp;[.H6]&amp;&quot;, '&quot;&amp;[.I6]&amp;&quot;', '&quot;&amp;[.J6]&amp;&quot;', &quot;&amp;[.K6]&amp;&quot;, &quot;&amp;[.L6]&amp;&quot;, &quot;&amp;[.M6]&amp;&quot;, '&quot;&amp;[.N6]&amp;&quot;');&quot;)" office:value-type="string" office:string-value="INSERT INTO veiculo VALUES (5, 'Marca 5', 'Modelo 5', 'Placa 5', 'Renavam 5', 5, 0, 0, '', 'f', 1, 110, 3, 'M');" calcext:value-type="string">
            <text:p>INSERT INTO veiculo VALUES (5, 'Marca 5', 'Modelo 5', 'Placa 5', 'Renavam 5', 5, 0, 0, '', 'f', 1, 110, 3, 'M');</text:p>
          </table:table-cell>
          <table:table-cell table:number-columns-repeated="1023"/>
        </table:table-row>
        <table:table-row table:style-name="ro2">
          <table:table-cell table:style-name="ce3" table:formula="of:=COM.MICROSOFT.CONCAT(&quot;INSERT INTO veiculo VALUES (&quot;&amp;[.A7]&amp;&quot;, '&quot;&amp;[.B7]&amp;&quot;', '&quot;&amp;[.C7]&amp;&quot;', '&quot;&amp;[.D7]&amp;&quot;', '&quot;&amp;[.E7]&amp;&quot;', &quot;&amp;[.F7]&amp;&quot;, &quot;&amp;[.G7]&amp;&quot;, &quot;&amp;[.H7]&amp;&quot;, '&quot;&amp;[.I7]&amp;&quot;', '&quot;&amp;[.J7]&amp;&quot;', &quot;&amp;[.K7]&amp;&quot;, &quot;&amp;[.L7]&amp;&quot;, &quot;&amp;[.M7]&amp;&quot;, '&quot;&amp;[.N7]&amp;&quot;');&quot;)" office:value-type="string" office:string-value="INSERT INTO veiculo VALUES (6, 'Marca 6', 'Modelo 6', 'Placa 6', 'Renavam 6', 5, 0, 0, '', 'f', 2, 150, 3, 'A');" calcext:value-type="string">
            <text:p>INSERT INTO veiculo VALUES (6, 'Marca 6', 'Modelo 6', 'Placa 6', 'Renavam 6', 5, 0, 0, '', 'f', 2, 150, 3, 'A');</text:p>
          </table:table-cell>
          <table:table-cell table:number-columns-repeated="1023"/>
        </table:table-row>
        <table:table-row table:style-name="ro2">
          <table:table-cell table:style-name="ce3" table:formula="of:=COM.MICROSOFT.CONCAT(&quot;INSERT INTO veiculo VALUES (&quot;&amp;[.A8]&amp;&quot;, '&quot;&amp;[.B8]&amp;&quot;', '&quot;&amp;[.C8]&amp;&quot;', '&quot;&amp;[.D8]&amp;&quot;', '&quot;&amp;[.E8]&amp;&quot;', &quot;&amp;[.F8]&amp;&quot;, &quot;&amp;[.G8]&amp;&quot;, &quot;&amp;[.H8]&amp;&quot;, '&quot;&amp;[.I8]&amp;&quot;', '&quot;&amp;[.J8]&amp;&quot;', &quot;&amp;[.K8]&amp;&quot;, &quot;&amp;[.L8]&amp;&quot;, &quot;&amp;[.M8]&amp;&quot;, '&quot;&amp;[.N8]&amp;&quot;');&quot;)" office:value-type="string" office:string-value="INSERT INTO veiculo VALUES (7, 'Marca 7', 'Modelo 7', 'Placa 7', 'Renavam 7', 5, 0, 0, '', 'f', 2, 160, 1, 'M');" calcext:value-type="string">
            <text:p>INSERT INTO veiculo VALUES (7, 'Marca 7', 'Modelo 7', 'Placa 7', 'Renavam 7', 5, 0, 0, '', 'f', 2, 160, 1, 'M');</text:p>
          </table:table-cell>
          <table:table-cell table:number-columns-repeated="1023"/>
        </table:table-row>
        <table:table-row table:style-name="ro2">
          <table:table-cell table:style-name="ce3" table:formula="of:=COM.MICROSOFT.CONCAT(&quot;INSERT INTO veiculo VALUES (&quot;&amp;[.A9]&amp;&quot;, '&quot;&amp;[.B9]&amp;&quot;', '&quot;&amp;[.C9]&amp;&quot;', '&quot;&amp;[.D9]&amp;&quot;', '&quot;&amp;[.E9]&amp;&quot;', &quot;&amp;[.F9]&amp;&quot;, &quot;&amp;[.G9]&amp;&quot;, &quot;&amp;[.H9]&amp;&quot;, '&quot;&amp;[.I9]&amp;&quot;', '&quot;&amp;[.J9]&amp;&quot;', &quot;&amp;[.K9]&amp;&quot;, &quot;&amp;[.L9]&amp;&quot;, &quot;&amp;[.M9]&amp;&quot;, '&quot;&amp;[.N9]&amp;&quot;');&quot;)" office:value-type="string" office:string-value="INSERT INTO veiculo VALUES (8, 'Marca 8', 'Modelo 8', 'Placa 8', 'Renavam 8', 5, 0, 0, '', 'f', 3, 200, 2, 'A');" calcext:value-type="string">
            <text:p>INSERT INTO veiculo VALUES (8, 'Marca 8', 'Modelo 8', 'Placa 8', 'Renavam 8', 5, 0, 0, '', 'f', 3, 200, 2, 'A');</text:p>
          </table:table-cell>
          <table:table-cell table:number-columns-repeated="1023"/>
        </table:table-row>
        <table:table-row table:style-name="ro2">
          <table:table-cell table:style-name="ce3" table:formula="of:=COM.MICROSOFT.CONCAT(&quot;INSERT INTO veiculo VALUES (&quot;&amp;[.A10]&amp;&quot;, '&quot;&amp;[.B10]&amp;&quot;', '&quot;&amp;[.C10]&amp;&quot;', '&quot;&amp;[.D10]&amp;&quot;', '&quot;&amp;[.E10]&amp;&quot;', &quot;&amp;[.F10]&amp;&quot;, &quot;&amp;[.G10]&amp;&quot;, &quot;&amp;[.H10]&amp;&quot;, '&quot;&amp;[.I10]&amp;&quot;', '&quot;&amp;[.J10]&amp;&quot;', &quot;&amp;[.K10]&amp;&quot;, &quot;&amp;[.L10]&amp;&quot;, &quot;&amp;[.M10]&amp;&quot;, '&quot;&amp;[.N10]&amp;&quot;');&quot;)" office:value-type="string" office:string-value="INSERT INTO veiculo VALUES (9, 'Marca 9', 'Modelo 9', 'Placa 9', 'Renavam 9', 5, 0, 0, '', 'f', 3, 200, 3, 'M');" calcext:value-type="string">
            <text:p>INSERT INTO veiculo VALUES (9, 'Marca 9', 'Modelo 9', 'Placa 9', 'Renavam 9', 5, 0, 0, '', 'f', 3, 200, 3, 'M');</text:p>
          </table:table-cell>
          <table:table-cell table:number-columns-repeated="1023"/>
        </table:table-row>
        <table:table-row table:style-name="ro2">
          <table:table-cell table:style-name="ce3" table:formula="of:=COM.MICROSOFT.CONCAT(&quot;INSERT INTO veiculo VALUES (&quot;&amp;[.A11]&amp;&quot;, '&quot;&amp;[.B11]&amp;&quot;', '&quot;&amp;[.C11]&amp;&quot;', '&quot;&amp;[.D11]&amp;&quot;', '&quot;&amp;[.E11]&amp;&quot;', &quot;&amp;[.F11]&amp;&quot;, &quot;&amp;[.G11]&amp;&quot;, &quot;&amp;[.H11]&amp;&quot;, '&quot;&amp;[.I11]&amp;&quot;', '&quot;&amp;[.J11]&amp;&quot;', &quot;&amp;[.K11]&amp;&quot;, &quot;&amp;[.L11]&amp;&quot;, &quot;&amp;[.M11]&amp;&quot;, '&quot;&amp;[.N11]&amp;&quot;');&quot;)" office:value-type="string" office:string-value="INSERT INTO veiculo VALUES (10, 'Marca 10', 'Modelo 10', 'Plac 10', 'Renava 10', 5, 0, 0, '', 'f', 4, 250, 1, 'M');" calcext:value-type="string">
            <text:p>INSERT INTO veiculo VALUES (10, 'Marca 10', 'Modelo 10', 'Plac 10', 'Renava 10', 5, 0, 0, '', 'f', 4, 250, 1, 'M');</text:p>
          </table:table-cell>
          <table:table-cell table:number-columns-repeated="1023"/>
        </table:table-row>
        <table:table-row table:style-name="ro2">
          <table:table-cell table:style-name="ce3" table:formula="of:=COM.MICROSOFT.CONCAT(&quot;INSERT INTO veiculo VALUES (&quot;&amp;[.A12]&amp;&quot;, '&quot;&amp;[.B12]&amp;&quot;', '&quot;&amp;[.C12]&amp;&quot;', '&quot;&amp;[.D12]&amp;&quot;', '&quot;&amp;[.E12]&amp;&quot;', &quot;&amp;[.F12]&amp;&quot;, &quot;&amp;[.G12]&amp;&quot;, &quot;&amp;[.H12]&amp;&quot;, '&quot;&amp;[.I12]&amp;&quot;', '&quot;&amp;[.J12]&amp;&quot;', &quot;&amp;[.K12]&amp;&quot;, &quot;&amp;[.L12]&amp;&quot;, &quot;&amp;[.M12]&amp;&quot;, '&quot;&amp;[.N12]&amp;&quot;');&quot;)" office:value-type="string" office:string-value="INSERT INTO veiculo VALUES (11, 'Marca 11', 'Modelo 11', 'Plac 11', 'Renava 11', 6, 0, 0, '', 'f', 7, 250, 1, 'M');" calcext:value-type="string">
            <text:p>INSERT INTO veiculo VALUES (11, 'Marca 11', 'Modelo 11', 'Plac 11', 'Renava 11', 6, 0, 0, '', 'f', 7, 250, 1, 'M');</text:p>
          </table:table-cell>
          <table:table-cell table:number-columns-repeated="1023"/>
        </table:table-row>
        <table:table-row table:style-name="ro2">
          <table:table-cell table:style-name="ce3" table:formula="of:=COM.MICROSOFT.CONCAT(&quot;INSERT INTO veiculo VALUES (&quot;&amp;[.A13]&amp;&quot;, '&quot;&amp;[.B13]&amp;&quot;', '&quot;&amp;[.C13]&amp;&quot;', '&quot;&amp;[.D13]&amp;&quot;', '&quot;&amp;[.E13]&amp;&quot;', &quot;&amp;[.F13]&amp;&quot;, &quot;&amp;[.G13]&amp;&quot;, &quot;&amp;[.H13]&amp;&quot;, '&quot;&amp;[.I13]&amp;&quot;', '&quot;&amp;[.J13]&amp;&quot;', &quot;&amp;[.K13]&amp;&quot;, &quot;&amp;[.L13]&amp;&quot;, &quot;&amp;[.M13]&amp;&quot;, '&quot;&amp;[.N13]&amp;&quot;');&quot;)" office:value-type="string" office:string-value="INSERT INTO veiculo VALUES (12, 'Marca 12', 'Modelo 12', 'Plac 12', 'Renava 12', 7, 0, 0, '', 'f', 5, 250, 3, 'A');" calcext:value-type="string">
            <text:p>INSERT INTO veiculo VALUES (12, 'Marca 12', 'Modelo 12', 'Plac 12', 'Renava 12', 7, 0, 0, '', 'f', 5, 250, 3, 'A');</text:p>
          </table:table-cell>
          <table:table-cell table:number-columns-repeated="102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eiculo_opcionais" table:style-name="ta9">
        <office:forms form:automatic-focus="false" form:apply-design-mode="false"/>
        <table:table-column table:style-name="co15" table:default-cell-style-name="ce1"/>
        <table:table-column table:style-name="co16" table:default-cell-style-name="ce1"/>
        <table:table-column table:style-name="co1" table:number-columns-repeated="255" table:default-cell-style-name="ce1"/>
        <table:table-column table:style-name="co1" table:number-columns-repeated="767" table:default-cell-style-name="Default"/>
        <table:table-row table:style-name="ro1">
          <table:table-cell office:value-type="string" calcext:value-type="string">
            <text:p>codigo_veiculo</text:p>
          </table:table-cell>
          <table:table-cell office:value-type="string" calcext:value-type="string">
            <text:p>codigo_opcional</text:p>
          </table:table-cell>
          <table:table-cell table:number-columns-repeated="1022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formula="of:=COM.MICROSOFT.CONCAT(&quot;INSERT INTO veiculo_opcionais VALUES (&quot;;[.A2];&quot;,&quot;;[.B2];&quot;);&quot;)" office:value-type="string" office:string-value="INSERT INTO veiculo_opcionais VALUES (1,1);" calcext:value-type="string">
            <text:p>INSERT INTO veiculo_opcionais VALUES (1,1);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COM.MICROSOFT.CONCAT(&quot;INSERT INTO veiculo_opcionais VALUES (&quot;;[.A3];&quot;,&quot;;[.B3];&quot;);&quot;)" office:value-type="string" office:string-value="INSERT INTO veiculo_opcionais VALUES (1,2);" calcext:value-type="string">
            <text:p>INSERT INTO veiculo_opcionais VALUES (1,2);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OM.MICROSOFT.CONCAT(&quot;INSERT INTO veiculo_opcionais VALUES (&quot;;[.A4];&quot;,&quot;;[.B4];&quot;);&quot;)" office:value-type="string" office:string-value="INSERT INTO veiculo_opcionais VALUES (2,1);" calcext:value-type="string">
            <text:p>INSERT INTO veiculo_opcionais VALUES (2,1);</text:p>
          </table:table-cell>
          <table:table-cell table:number-columns-repeated="1021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table:formula="of:=COM.MICROSOFT.CONCAT(&quot;INSERT INTO veiculo_opcionais VALUES (&quot;;[.A5];&quot;,&quot;;[.B5];&quot;);&quot;)" office:value-type="string" office:string-value="INSERT INTO veiculo_opcionais VALUES (2,2);" calcext:value-type="string">
            <text:p>INSERT INTO veiculo_opcionais VALUES (2,2);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OM.MICROSOFT.CONCAT(&quot;INSERT INTO veiculo_opcionais VALUES (&quot;;[.A6];&quot;,&quot;;[.B6];&quot;);&quot;)" office:value-type="string" office:string-value="INSERT INTO veiculo_opcionais VALUES (2,3);" calcext:value-type="string">
            <text:p>INSERT INTO veiculo_opcionais VALUES (2,3);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COM.MICROSOFT.CONCAT(&quot;INSERT INTO veiculo_opcionais VALUES (&quot;;[.A7];&quot;,&quot;;[.B7];&quot;);&quot;)" office:value-type="string" office:string-value="INSERT INTO veiculo_opcionais VALUES (3,1);" calcext:value-type="string">
            <text:p>INSERT INTO veiculo_opcionais VALUES (3,1);</text:p>
          </table:table-cell>
          <table:table-cell table:number-columns-repeated="1021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table:formula="of:=COM.MICROSOFT.CONCAT(&quot;INSERT INTO veiculo_opcionais VALUES (&quot;;[.A8];&quot;,&quot;;[.B8];&quot;);&quot;)" office:value-type="string" office:string-value="INSERT INTO veiculo_opcionais VALUES (4,4);" calcext:value-type="string">
            <text:p>INSERT INTO veiculo_opcionais VALUES (4,4);</text:p>
          </table:table-cell>
          <table:table-cell table:number-columns-repeated="102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COM.MICROSOFT.CONCAT(&quot;INSERT INTO veiculo_opcionais VALUES (&quot;;[.A9];&quot;,&quot;;[.B9];&quot;);&quot;)" office:value-type="string" office:string-value="INSERT INTO veiculo_opcionais VALUES (5,1);" calcext:value-type="string">
            <text:p>INSERT INTO veiculo_opcionais VALUES (5,1);</text:p>
          </table:table-cell>
          <table:table-cell table:number-columns-repeated="102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COM.MICROSOFT.CONCAT(&quot;INSERT INTO veiculo_opcionais VALUES (&quot;;[.A10];&quot;,&quot;;[.B10];&quot;);&quot;)" office:value-type="string" office:string-value="INSERT INTO veiculo_opcionais VALUES (6,1);" calcext:value-type="string">
            <text:p>INSERT INTO veiculo_opcionais VALUES (6,1);</text:p>
          </table:table-cell>
          <table:table-cell table:number-columns-repeated="102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COM.MICROSOFT.CONCAT(&quot;INSERT INTO veiculo_opcionais VALUES (&quot;;[.A11];&quot;,&quot;;[.B11];&quot;);&quot;)" office:value-type="string" office:string-value="INSERT INTO veiculo_opcionais VALUES (6,2);" calcext:value-type="string">
            <text:p>INSERT INTO veiculo_opcionais VALUES (6,2);</text:p>
          </table:table-cell>
          <table:table-cell table:number-columns-repeated="102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COM.MICROSOFT.CONCAT(&quot;INSERT INTO veiculo_opcionais VALUES (&quot;;[.A12];&quot;,&quot;;[.B12];&quot;);&quot;)" office:value-type="string" office:string-value="INSERT INTO veiculo_opcionais VALUES (6,4);" calcext:value-type="string">
            <text:p>INSERT INTO veiculo_opcionais VALUES (6,4);</text:p>
          </table:table-cell>
          <table:table-cell table:number-columns-repeated="102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COM.MICROSOFT.CONCAT(&quot;INSERT INTO veiculo_opcionais VALUES (&quot;;[.A13];&quot;,&quot;;[.B13];&quot;);&quot;)" office:value-type="string" office:string-value="INSERT INTO veiculo_opcionais VALUES (6,7);" calcext:value-type="string">
            <text:p>INSERT INTO veiculo_opcionais VALUES (6,7);</text:p>
          </table:table-cell>
          <table:table-cell table:number-columns-repeated="102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COM.MICROSOFT.CONCAT(&quot;INSERT INTO veiculo_opcionais VALUES (&quot;;[.A14];&quot;,&quot;;[.B14];&quot;);&quot;)" office:value-type="string" office:string-value="INSERT INTO veiculo_opcionais VALUES (7,1);" calcext:value-type="string">
            <text:p>INSERT INTO veiculo_opcionais VALUES (7,1);</text:p>
          </table:table-cell>
          <table:table-cell table:number-columns-repeated="102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COM.MICROSOFT.CONCAT(&quot;INSERT INTO veiculo_opcionais VALUES (&quot;;[.A15];&quot;,&quot;;[.B15];&quot;);&quot;)" office:value-type="string" office:string-value="INSERT INTO veiculo_opcionais VALUES (8,1);" calcext:value-type="string">
            <text:p>INSERT INTO veiculo_opcionais VALUES (8,1);</text:p>
          </table:table-cell>
          <table:table-cell table:number-columns-repeated="102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COM.MICROSOFT.CONCAT(&quot;INSERT INTO veiculo_opcionais VALUES (&quot;;[.A16];&quot;,&quot;;[.B16];&quot;);&quot;)" office:value-type="string" office:string-value="INSERT INTO veiculo_opcionais VALUES (10,1);" calcext:value-type="string">
            <text:p>INSERT INTO veiculo_opcionais VALUES (10,1);</text:p>
          </table:table-cell>
          <table:table-cell table:number-columns-repeated="102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COM.MICROSOFT.CONCAT(&quot;INSERT INTO veiculo_opcionais VALUES (&quot;;[.A17];&quot;,&quot;;[.B17];&quot;);&quot;)" office:value-type="string" office:string-value="INSERT INTO veiculo_opcionais VALUES (11,1);" calcext:value-type="string">
            <text:p>INSERT INTO veiculo_opcionais VALUES (11,1);</text:p>
          </table:table-cell>
          <table:table-cell table:number-columns-repeated="102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COM.MICROSOFT.CONCAT(&quot;INSERT INTO veiculo_opcionais VALUES (&quot;;[.A18];&quot;,&quot;;[.B18];&quot;);&quot;)" office:value-type="string" office:string-value="INSERT INTO veiculo_opcionais VALUES (11,5);" calcext:value-type="string">
            <text:p>INSERT INTO veiculo_opcionais VALUES (11,5);</text:p>
          </table:table-cell>
          <table:table-cell table:number-columns-repeated="102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COM.MICROSOFT.CONCAT(&quot;INSERT INTO veiculo_opcionais VALUES (&quot;;[.A19];&quot;,&quot;;[.B19];&quot;);&quot;)" office:value-type="string" office:string-value="INSERT INTO veiculo_opcionais VALUES (11,6);" calcext:value-type="string">
            <text:p>INSERT INTO veiculo_opcionais VALUES (11,6);</text:p>
          </table:table-cell>
          <table:table-cell table:number-columns-repeated="102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COM.MICROSOFT.CONCAT(&quot;INSERT INTO veiculo_opcionais VALUES (&quot;;[.A20];&quot;,&quot;;[.B20];&quot;);&quot;)" office:value-type="string" office:string-value="INSERT INTO veiculo_opcionais VALUES (12,2);" calcext:value-type="string">
            <text:p>INSERT INTO veiculo_opcionais VALUES (12,2);</text:p>
          </table:table-cell>
          <table:table-cell table:number-columns-repeated="102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COM.MICROSOFT.CONCAT(&quot;INSERT INTO veiculo_opcionais VALUES (&quot;;[.A21];&quot;,&quot;;[.B21];&quot;);&quot;)" office:value-type="string" office:string-value="INSERT INTO veiculo_opcionais VALUES (12,3);" calcext:value-type="string">
            <text:p>INSERT INTO veiculo_opcionais VALUES (12,3);</text:p>
          </table:table-cell>
          <table:table-cell table:number-columns-repeated="1021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iente" table:style-name="ta10">
        <office:forms form:automatic-focus="false" form:apply-design-mode="false"/>
        <table:table-column table:style-name="co1" table:number-columns-repeated="257" table:default-cell-style-name="ce1"/>
        <table:table-column table:style-name="co1" table:number-columns-repeated="767" table:default-cell-style-name="Default"/>
        <table:table-row table:style-name="ro1">
          <table:table-cell table:style-name="ce2" office:value-type="string" calcext:value-type="string">
            <text:p>codigo</text:p>
          </table:table-cell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e-mail</text:p>
          </table:table-cell>
          <table:table-cell table:style-name="ce2" office:value-type="string" calcext:value-type="string">
            <text:p>sexo</text:p>
          </table:table-cell>
          <table:table-cell table:style-name="ce2" office:value-type="string" calcext:value-type="string">
            <text:p>rg</text:p>
          </table:table-cell>
          <table:table-cell table:style-name="ce2" office:value-type="string" calcext:value-type="string">
            <text:p>cpf</text:p>
          </table:table-cell>
          <table:table-cell table:style-name="ce2" office:value-type="string" calcext:value-type="string">
            <text:p>rua</text:p>
          </table:table-cell>
          <table:table-cell table:style-name="ce2" office:value-type="string" calcext:value-type="string">
            <text:p>numero</text:p>
          </table:table-cell>
          <table:table-cell table:style-name="ce2" office:value-type="string" calcext:value-type="string">
            <text:p>bairro</text:p>
          </table:table-cell>
          <table:table-cell table:style-name="ce2" office:value-type="string" calcext:value-type="string">
            <text:p>complemento</text:p>
          </table:table-cell>
          <table:table-cell table:style-name="ce2" office:value-type="string" calcext:value-type="string">
            <text:p>cep</text:p>
          </table:table-cell>
          <table:table-cell table:style-name="ce2" office:value-type="string" calcext:value-type="string">
            <text:p>data_nascimento</text:p>
          </table:table-cell>
          <table:table-cell table:style-name="ce2" office:value-type="string" calcext:value-type="string">
            <text:p>cidade_codigo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Cliente 1</text:p>
          </table:table-cell>
          <table:table-cell table:style-name="ce2" office:value-type="string" calcext:value-type="string">
            <text:p>E-mail 1</text:p>
          </table:table-cell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 table:style-name="ce2" office:value-type="string" calcext:value-type="string">
            <text:p>Rua 1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Bairro 1</text:p>
          </table:table-cell>
          <table:table-cell table:style-name="ce2"/>
          <table:table-cell table:style-name="ce2" office:value-type="string" calcext:value-type="string">
            <text:p>00000-000</text:p>
          </table:table-cell>
          <table:table-cell table:style-name="ce2" office:value-type="string" calcext:value-type="string">
            <text:p>01/01/1980</text:p>
          </table:table-cell>
          <table:table-cell table:style-name="ce2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Cliente 2</text:p>
          </table:table-cell>
          <table:table-cell table:style-name="ce2" office:value-type="string" calcext:value-type="string">
            <text:p>E-mail 2</text:p>
          </table:table-cell>
          <table:table-cell table:style-name="ce2" office:value-type="string" calcext:value-type="string">
            <text:p>F</text:p>
          </table:table-cell>
          <table:table-cell table:style-name="ce2" table:number-columns-repeated="2"/>
          <table:table-cell table:style-name="ce2" office:value-type="string" calcext:value-type="string">
            <text:p>Rua 2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Bairro 2</text:p>
          </table:table-cell>
          <table:table-cell table:style-name="ce2"/>
          <table:table-cell table:style-name="ce2" office:value-type="string" calcext:value-type="string">
            <text:p>00000-000</text:p>
          </table:table-cell>
          <table:table-cell table:style-name="ce2" office:value-type="string" calcext:value-type="string">
            <text:p>01/01/1981</text:p>
          </table:table-cell>
          <table:table-cell table:style-name="ce2"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Cliente 3</text:p>
          </table:table-cell>
          <table:table-cell table:style-name="ce2" office:value-type="string" calcext:value-type="string">
            <text:p>E-mail 3</text:p>
          </table:table-cell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 table:style-name="ce2" office:value-type="string" calcext:value-type="string">
            <text:p>Rua 3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Bairro 3</text:p>
          </table:table-cell>
          <table:table-cell table:style-name="ce2"/>
          <table:table-cell table:style-name="ce2" office:value-type="string" calcext:value-type="string">
            <text:p>00000-000</text:p>
          </table:table-cell>
          <table:table-cell table:style-name="ce2" office:value-type="string" calcext:value-type="string">
            <text:p>01/01/1982</text:p>
          </table:table-cell>
          <table:table-cell table:style-name="ce2"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Cliente 4</text:p>
          </table:table-cell>
          <table:table-cell table:style-name="ce2" office:value-type="string" calcext:value-type="string">
            <text:p>E-mail 4</text:p>
          </table:table-cell>
          <table:table-cell table:style-name="ce2" office:value-type="string" calcext:value-type="string">
            <text:p>F</text:p>
          </table:table-cell>
          <table:table-cell table:style-name="ce2" table:number-columns-repeated="2"/>
          <table:table-cell table:style-name="ce2" office:value-type="string" calcext:value-type="string">
            <text:p>Rua 4</text:p>
          </table:table-cell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Bairro 4</text:p>
          </table:table-cell>
          <table:table-cell table:style-name="ce2"/>
          <table:table-cell table:style-name="ce2" office:value-type="string" calcext:value-type="string">
            <text:p>00000-000</text:p>
          </table:table-cell>
          <table:table-cell table:style-name="ce2" office:value-type="string" calcext:value-type="string">
            <text:p>01/01/1983</text:p>
          </table:table-cell>
          <table:table-cell table:style-name="ce2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Cliente 5</text:p>
          </table:table-cell>
          <table:table-cell table:style-name="ce2" office:value-type="string" calcext:value-type="string">
            <text:p>E-mail 5</text:p>
          </table:table-cell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 table:style-name="ce2" office:value-type="string" calcext:value-type="string">
            <text:p>Rua 5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Bairro 5</text:p>
          </table:table-cell>
          <table:table-cell table:style-name="ce2"/>
          <table:table-cell table:style-name="ce2" office:value-type="string" calcext:value-type="string">
            <text:p>00000-000</text:p>
          </table:table-cell>
          <table:table-cell table:style-name="ce2" office:value-type="string" calcext:value-type="string">
            <text:p>01/01/1984</text:p>
          </table:table-cell>
          <table:table-cell table:style-name="ce2"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Cliente 6</text:p>
          </table:table-cell>
          <table:table-cell table:style-name="ce2" office:value-type="string" calcext:value-type="string">
            <text:p>E-mail 6</text:p>
          </table:table-cell>
          <table:table-cell table:style-name="ce2" office:value-type="string" calcext:value-type="string">
            <text:p>F</text:p>
          </table:table-cell>
          <table:table-cell table:style-name="ce2" table:number-columns-repeated="2"/>
          <table:table-cell table:style-name="ce2" office:value-type="string" calcext:value-type="string">
            <text:p>Rua 6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Bairro 6</text:p>
          </table:table-cell>
          <table:table-cell table:style-name="ce2"/>
          <table:table-cell table:style-name="ce2" office:value-type="string" calcext:value-type="string">
            <text:p>00000-000</text:p>
          </table:table-cell>
          <table:table-cell table:style-name="ce2" office:value-type="string" calcext:value-type="string">
            <text:p>01/01/1985</text:p>
          </table:table-cell>
          <table:table-cell table:style-name="ce2"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7</text:p>
          </table:table-cell>
          <table:table-cell table:style-name="ce2" office:value-type="string" calcext:value-type="string">
            <text:p>Cliente 7</text:p>
          </table:table-cell>
          <table:table-cell table:style-name="ce2" office:value-type="string" calcext:value-type="string">
            <text:p>E-mail 7</text:p>
          </table:table-cell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 table:style-name="ce2" office:value-type="string" calcext:value-type="string">
            <text:p>Rua 7</text:p>
          </table:table-cell>
          <table:table-cell table:style-name="ce2" office:value-type="string" calcext:value-type="string">
            <text:p>7</text:p>
          </table:table-cell>
          <table:table-cell table:style-name="ce2" office:value-type="string" calcext:value-type="string">
            <text:p>Bairro 7</text:p>
          </table:table-cell>
          <table:table-cell table:style-name="ce2"/>
          <table:table-cell table:style-name="ce2" office:value-type="string" calcext:value-type="string">
            <text:p>00000-000</text:p>
          </table:table-cell>
          <table:table-cell table:style-name="ce2" office:value-type="string" calcext:value-type="string">
            <text:p>01/01/1986</text:p>
          </table:table-cell>
          <table:table-cell table:style-name="ce2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Cliente 8</text:p>
          </table:table-cell>
          <table:table-cell table:style-name="ce2" office:value-type="string" calcext:value-type="string">
            <text:p>E-mail 8</text:p>
          </table:table-cell>
          <table:table-cell table:style-name="ce2" office:value-type="string" calcext:value-type="string">
            <text:p>F</text:p>
          </table:table-cell>
          <table:table-cell table:style-name="ce2" table:number-columns-repeated="2"/>
          <table:table-cell table:style-name="ce2" office:value-type="string" calcext:value-type="string">
            <text:p>Rua 8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Bairro 8</text:p>
          </table:table-cell>
          <table:table-cell table:style-name="ce2"/>
          <table:table-cell table:style-name="ce2" office:value-type="string" calcext:value-type="string">
            <text:p>00000-000</text:p>
          </table:table-cell>
          <table:table-cell table:style-name="ce2" office:value-type="string" calcext:value-type="string">
            <text:p>01/01/1987</text:p>
          </table:table-cell>
          <table:table-cell table:style-name="ce2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9</text:p>
          </table:table-cell>
          <table:table-cell table:style-name="ce2" office:value-type="string" calcext:value-type="string">
            <text:p>Cliente 9</text:p>
          </table:table-cell>
          <table:table-cell table:style-name="ce2" office:value-type="string" calcext:value-type="string">
            <text:p>E-mail 9</text:p>
          </table:table-cell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 table:style-name="ce2" office:value-type="string" calcext:value-type="string">
            <text:p>Rua 9</text:p>
          </table:table-cell>
          <table:table-cell table:style-name="ce2" office:value-type="string" calcext:value-type="string">
            <text:p>9</text:p>
          </table:table-cell>
          <table:table-cell table:style-name="ce2" office:value-type="string" calcext:value-type="string">
            <text:p>Bairro 9</text:p>
          </table:table-cell>
          <table:table-cell table:style-name="ce2"/>
          <table:table-cell table:style-name="ce2" office:value-type="string" calcext:value-type="string">
            <text:p>00000-000</text:p>
          </table:table-cell>
          <table:table-cell table:style-name="ce2" office:value-type="string" calcext:value-type="string">
            <text:p>01/01/1988</text:p>
          </table:table-cell>
          <table:table-cell table:style-name="ce2"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Cliente 10</text:p>
          </table:table-cell>
          <table:table-cell table:style-name="ce2" office:value-type="string" calcext:value-type="string">
            <text:p>E-mail 10</text:p>
          </table:table-cell>
          <table:table-cell table:style-name="ce2" office:value-type="string" calcext:value-type="string">
            <text:p>F</text:p>
          </table:table-cell>
          <table:table-cell table:style-name="ce2" table:number-columns-repeated="2"/>
          <table:table-cell table:style-name="ce2" office:value-type="string" calcext:value-type="string">
            <text:p>Rua 1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Bairro 10</text:p>
          </table:table-cell>
          <table:table-cell table:style-name="ce2"/>
          <table:table-cell table:style-name="ce2" office:value-type="string" calcext:value-type="string">
            <text:p>00000-000</text:p>
          </table:table-cell>
          <table:table-cell table:style-name="ce2" office:value-type="string" calcext:value-type="string">
            <text:p>01/01/1989</text:p>
          </table:table-cell>
          <table:table-cell table:style-name="ce2"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3" table:formula="of:=COM.MICROSOFT.CONCAT(&quot;INSERT INTO cliente VALUES (&quot;&amp;[.A2]&amp;&quot;, '&quot;&amp;[.B2]&amp;&quot;', '&quot;&amp;[.C2]&amp;&quot;', '&quot;&amp;[.D2]&amp;&quot;', '&quot;&amp;[.E2]&amp;&quot;', '&quot;&amp;[.F2]&amp;&quot;', '&quot;&amp;[.G2]&amp;&quot;', &quot;&amp;[.H2]&amp;&quot;, '&quot;&amp;[.I2]&amp;&quot;', '&quot;&amp;[.J2]&amp;&quot;', '&quot;&amp;[.K2]&amp;&quot;', '&quot;&amp;[.L2]&amp;&quot;', &quot;&amp;[.M2]&amp;&quot;);&quot;)" office:value-type="string" office:string-value="INSERT INTO cliente VALUES (1, 'Cliente 1', 'E-mail 1', 'M', '', '', 'Rua 1', 1, 'Bairro 1', '', '00000-000', '01/01/1980', 1);" calcext:value-type="string">
            <text:p>INSERT INTO cliente VALUES (1, 'Cliente 1', 'E-mail 1', 'M', '', '', 'Rua 1', 1, 'Bairro 1', '', '00000-000', '01/01/1980', 1);</text:p>
          </table:table-cell>
          <table:table-cell table:number-columns-repeated="1023"/>
        </table:table-row>
        <table:table-row table:style-name="ro2">
          <table:table-cell table:style-name="ce3" table:formula="of:=COM.MICROSOFT.CONCAT(&quot;INSERT INTO cliente VALUES (&quot;&amp;[.A3]&amp;&quot;, '&quot;&amp;[.B3]&amp;&quot;', '&quot;&amp;[.C3]&amp;&quot;', '&quot;&amp;[.D3]&amp;&quot;', '&quot;&amp;[.E3]&amp;&quot;', '&quot;&amp;[.F3]&amp;&quot;', '&quot;&amp;[.G3]&amp;&quot;', &quot;&amp;[.H3]&amp;&quot;, '&quot;&amp;[.I3]&amp;&quot;', '&quot;&amp;[.J3]&amp;&quot;', '&quot;&amp;[.K3]&amp;&quot;', '&quot;&amp;[.L3]&amp;&quot;', &quot;&amp;[.M3]&amp;&quot;);&quot;)" office:value-type="string" office:string-value="INSERT INTO cliente VALUES (2, 'Cliente 2', 'E-mail 2', 'F', '', '', 'Rua 2', 2, 'Bairro 2', '', '00000-000', '01/01/1981', 2);" calcext:value-type="string">
            <text:p>INSERT INTO cliente VALUES (2, 'Cliente 2', 'E-mail 2', 'F', '', '', 'Rua 2', 2, 'Bairro 2', '', '00000-000', '01/01/1981', 2);</text:p>
          </table:table-cell>
          <table:table-cell table:number-columns-repeated="1023"/>
        </table:table-row>
        <table:table-row table:style-name="ro2">
          <table:table-cell table:style-name="ce3" table:formula="of:=COM.MICROSOFT.CONCAT(&quot;INSERT INTO cliente VALUES (&quot;&amp;[.A4]&amp;&quot;, '&quot;&amp;[.B4]&amp;&quot;', '&quot;&amp;[.C4]&amp;&quot;', '&quot;&amp;[.D4]&amp;&quot;', '&quot;&amp;[.E4]&amp;&quot;', '&quot;&amp;[.F4]&amp;&quot;', '&quot;&amp;[.G4]&amp;&quot;', &quot;&amp;[.H4]&amp;&quot;, '&quot;&amp;[.I4]&amp;&quot;', '&quot;&amp;[.J4]&amp;&quot;', '&quot;&amp;[.K4]&amp;&quot;', '&quot;&amp;[.L4]&amp;&quot;', &quot;&amp;[.M4]&amp;&quot;);&quot;)" office:value-type="string" office:string-value="INSERT INTO cliente VALUES (3, 'Cliente 3', 'E-mail 3', 'M', '', '', 'Rua 3', 3, 'Bairro 3', '', '00000-000', '01/01/1982', 3);" calcext:value-type="string">
            <text:p>INSERT INTO cliente VALUES (3, 'Cliente 3', 'E-mail 3', 'M', '', '', 'Rua 3', 3, 'Bairro 3', '', '00000-000', '01/01/1982', 3);</text:p>
          </table:table-cell>
          <table:table-cell table:number-columns-repeated="1023"/>
        </table:table-row>
        <table:table-row table:style-name="ro2">
          <table:table-cell table:style-name="ce3" table:formula="of:=COM.MICROSOFT.CONCAT(&quot;INSERT INTO cliente VALUES (&quot;&amp;[.A5]&amp;&quot;, '&quot;&amp;[.B5]&amp;&quot;', '&quot;&amp;[.C5]&amp;&quot;', '&quot;&amp;[.D5]&amp;&quot;', '&quot;&amp;[.E5]&amp;&quot;', '&quot;&amp;[.F5]&amp;&quot;', '&quot;&amp;[.G5]&amp;&quot;', &quot;&amp;[.H5]&amp;&quot;, '&quot;&amp;[.I5]&amp;&quot;', '&quot;&amp;[.J5]&amp;&quot;', '&quot;&amp;[.K5]&amp;&quot;', '&quot;&amp;[.L5]&amp;&quot;', &quot;&amp;[.M5]&amp;&quot;);&quot;)" office:value-type="string" office:string-value="INSERT INTO cliente VALUES (4, 'Cliente 4', 'E-mail 4', 'F', '', '', 'Rua 4', 4, 'Bairro 4', '', '00000-000', '01/01/1983', 1);" calcext:value-type="string">
            <text:p>INSERT INTO cliente VALUES (4, 'Cliente 4', 'E-mail 4', 'F', '', '', 'Rua 4', 4, 'Bairro 4', '', '00000-000', '01/01/1983', 1);</text:p>
          </table:table-cell>
          <table:table-cell table:number-columns-repeated="1023"/>
        </table:table-row>
        <table:table-row table:style-name="ro2">
          <table:table-cell table:style-name="ce3" table:formula="of:=COM.MICROSOFT.CONCAT(&quot;INSERT INTO cliente VALUES (&quot;&amp;[.A6]&amp;&quot;, '&quot;&amp;[.B6]&amp;&quot;', '&quot;&amp;[.C6]&amp;&quot;', '&quot;&amp;[.D6]&amp;&quot;', '&quot;&amp;[.E6]&amp;&quot;', '&quot;&amp;[.F6]&amp;&quot;', '&quot;&amp;[.G6]&amp;&quot;', &quot;&amp;[.H6]&amp;&quot;, '&quot;&amp;[.I6]&amp;&quot;', '&quot;&amp;[.J6]&amp;&quot;', '&quot;&amp;[.K6]&amp;&quot;', '&quot;&amp;[.L6]&amp;&quot;', &quot;&amp;[.M6]&amp;&quot;);&quot;)" office:value-type="string" office:string-value="INSERT INTO cliente VALUES (5, 'Cliente 5', 'E-mail 5', 'M', '', '', 'Rua 5', 5, 'Bairro 5', '', '00000-000', '01/01/1984', 2);" calcext:value-type="string">
            <text:p>INSERT INTO cliente VALUES (5, 'Cliente 5', 'E-mail 5', 'M', '', '', 'Rua 5', 5, 'Bairro 5', '', '00000-000', '01/01/1984', 2);</text:p>
          </table:table-cell>
          <table:table-cell table:number-columns-repeated="1023"/>
        </table:table-row>
        <table:table-row table:style-name="ro2">
          <table:table-cell table:style-name="ce3" table:formula="of:=COM.MICROSOFT.CONCAT(&quot;INSERT INTO cliente VALUES (&quot;&amp;[.A7]&amp;&quot;, '&quot;&amp;[.B7]&amp;&quot;', '&quot;&amp;[.C7]&amp;&quot;', '&quot;&amp;[.D7]&amp;&quot;', '&quot;&amp;[.E7]&amp;&quot;', '&quot;&amp;[.F7]&amp;&quot;', '&quot;&amp;[.G7]&amp;&quot;', &quot;&amp;[.H7]&amp;&quot;, '&quot;&amp;[.I7]&amp;&quot;', '&quot;&amp;[.J7]&amp;&quot;', '&quot;&amp;[.K7]&amp;&quot;', '&quot;&amp;[.L7]&amp;&quot;', &quot;&amp;[.M7]&amp;&quot;);&quot;)" office:value-type="string" office:string-value="INSERT INTO cliente VALUES (6, 'Cliente 6', 'E-mail 6', 'F', '', '', 'Rua 6', 6, 'Bairro 6', '', '00000-000', '01/01/1985', 3);" calcext:value-type="string">
            <text:p>INSERT INTO cliente VALUES (6, 'Cliente 6', 'E-mail 6', 'F', '', '', 'Rua 6', 6, 'Bairro 6', '', '00000-000', '01/01/1985', 3);</text:p>
          </table:table-cell>
          <table:table-cell table:number-columns-repeated="1023"/>
        </table:table-row>
        <table:table-row table:style-name="ro2">
          <table:table-cell table:style-name="ce3" table:formula="of:=COM.MICROSOFT.CONCAT(&quot;INSERT INTO cliente VALUES (&quot;&amp;[.A8]&amp;&quot;, '&quot;&amp;[.B8]&amp;&quot;', '&quot;&amp;[.C8]&amp;&quot;', '&quot;&amp;[.D8]&amp;&quot;', '&quot;&amp;[.E8]&amp;&quot;', '&quot;&amp;[.F8]&amp;&quot;', '&quot;&amp;[.G8]&amp;&quot;', &quot;&amp;[.H8]&amp;&quot;, '&quot;&amp;[.I8]&amp;&quot;', '&quot;&amp;[.J8]&amp;&quot;', '&quot;&amp;[.K8]&amp;&quot;', '&quot;&amp;[.L8]&amp;&quot;', &quot;&amp;[.M8]&amp;&quot;);&quot;)" office:value-type="string" office:string-value="INSERT INTO cliente VALUES (7, 'Cliente 7', 'E-mail 7', 'M', '', '', 'Rua 7', 7, 'Bairro 7', '', '00000-000', '01/01/1986', 1);" calcext:value-type="string">
            <text:p>INSERT INTO cliente VALUES (7, 'Cliente 7', 'E-mail 7', 'M', '', '', 'Rua 7', 7, 'Bairro 7', '', '00000-000', '01/01/1986', 1);</text:p>
          </table:table-cell>
          <table:table-cell table:number-columns-repeated="1023"/>
        </table:table-row>
        <table:table-row table:style-name="ro2">
          <table:table-cell table:style-name="ce3" table:formula="of:=COM.MICROSOFT.CONCAT(&quot;INSERT INTO cliente VALUES (&quot;&amp;[.A9]&amp;&quot;, '&quot;&amp;[.B9]&amp;&quot;', '&quot;&amp;[.C9]&amp;&quot;', '&quot;&amp;[.D9]&amp;&quot;', '&quot;&amp;[.E9]&amp;&quot;', '&quot;&amp;[.F9]&amp;&quot;', '&quot;&amp;[.G9]&amp;&quot;', &quot;&amp;[.H9]&amp;&quot;, '&quot;&amp;[.I9]&amp;&quot;', '&quot;&amp;[.J9]&amp;&quot;', '&quot;&amp;[.K9]&amp;&quot;', '&quot;&amp;[.L9]&amp;&quot;', &quot;&amp;[.M9]&amp;&quot;);&quot;)" office:value-type="string" office:string-value="INSERT INTO cliente VALUES (8, 'Cliente 8', 'E-mail 8', 'F', '', '', 'Rua 8', 8, 'Bairro 8', '', '00000-000', '01/01/1987', 1);" calcext:value-type="string">
            <text:p>INSERT INTO cliente VALUES (8, 'Cliente 8', 'E-mail 8', 'F', '', '', 'Rua 8', 8, 'Bairro 8', '', '00000-000', '01/01/1987', 1);</text:p>
          </table:table-cell>
          <table:table-cell table:number-columns-repeated="1023"/>
        </table:table-row>
        <table:table-row table:style-name="ro2">
          <table:table-cell table:style-name="ce3" table:formula="of:=COM.MICROSOFT.CONCAT(&quot;INSERT INTO cliente VALUES (&quot;&amp;[.A10]&amp;&quot;, '&quot;&amp;[.B10]&amp;&quot;', '&quot;&amp;[.C10]&amp;&quot;', '&quot;&amp;[.D10]&amp;&quot;', '&quot;&amp;[.E10]&amp;&quot;', '&quot;&amp;[.F10]&amp;&quot;', '&quot;&amp;[.G10]&amp;&quot;', &quot;&amp;[.H10]&amp;&quot;, '&quot;&amp;[.I10]&amp;&quot;', '&quot;&amp;[.J10]&amp;&quot;', '&quot;&amp;[.K10]&amp;&quot;', '&quot;&amp;[.L10]&amp;&quot;', &quot;&amp;[.M10]&amp;&quot;);&quot;)" office:value-type="string" office:string-value="INSERT INTO cliente VALUES (9, 'Cliente 9', 'E-mail 9', 'M', '', '', 'Rua 9', 9, 'Bairro 9', '', '00000-000', '01/01/1988', 2);" calcext:value-type="string">
            <text:p>INSERT INTO cliente VALUES (9, 'Cliente 9', 'E-mail 9', 'M', '', '', 'Rua 9', 9, 'Bairro 9', '', '00000-000', '01/01/1988', 2);</text:p>
          </table:table-cell>
          <table:table-cell table:number-columns-repeated="1023"/>
        </table:table-row>
        <table:table-row table:style-name="ro2">
          <table:table-cell table:style-name="ce3" table:formula="of:=COM.MICROSOFT.CONCAT(&quot;INSERT INTO cliente VALUES (&quot;&amp;[.A11]&amp;&quot;, '&quot;&amp;[.B11]&amp;&quot;', '&quot;&amp;[.C11]&amp;&quot;', '&quot;&amp;[.D11]&amp;&quot;', '&quot;&amp;[.E11]&amp;&quot;', '&quot;&amp;[.F11]&amp;&quot;', '&quot;&amp;[.G11]&amp;&quot;', &quot;&amp;[.H11]&amp;&quot;, '&quot;&amp;[.I11]&amp;&quot;', '&quot;&amp;[.J11]&amp;&quot;', '&quot;&amp;[.K11]&amp;&quot;', '&quot;&amp;[.L11]&amp;&quot;', &quot;&amp;[.M11]&amp;&quot;);&quot;)" office:value-type="string" office:string-value="INSERT INTO cliente VALUES (10, 'Cliente 10', 'E-mail 10', 'F', '', '', 'Rua 10', 10, 'Bairro 10', '', '00000-000', '01/01/1989', 3);" calcext:value-type="string">
            <text:p>INSERT INTO cliente VALUES (10, 'Cliente 10', 'E-mail 10', 'F', '', '', 'Rua 10', 10, 'Bairro 10', '', '00000-000', '01/01/1989', 3);</text:p>
          </table:table-cell>
          <table:table-cell table:number-columns-repeated="1023"/>
        </table:table-row>
        <table:table-row table:style-name="ro2" table:number-rows-repeated="2">
          <table:table-cell table:style-name="ce3"/>
          <table:table-cell table:number-columns-repeated="102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cacao" table:style-name="ta11">
        <office:forms form:automatic-focus="false" form:apply-design-mode="false"/>
        <table:table-column table:style-name="co1" table:number-columns-repeated="2" table:default-cell-style-name="ce1"/>
        <table:table-column table:style-name="co13" table:number-columns-repeated="2" table:default-cell-style-name="ce2"/>
        <table:table-column table:style-name="co17" table:default-cell-style-name="ce2"/>
        <table:table-column table:style-name="co18" table:default-cell-style-name="ce2"/>
        <table:table-column table:style-name="co1" table:default-cell-style-name="ce1"/>
        <table:table-column table:style-name="co19" table:default-cell-style-name="ce1"/>
        <table:table-column table:style-name="co18" table:default-cell-style-name="ce1"/>
        <table:table-column table:style-name="co20" table:default-cell-style-name="ce1"/>
        <table:table-column table:style-name="co1" table:number-columns-repeated="247" table:default-cell-style-name="ce1"/>
        <table:table-column table:style-name="co1" table:number-columns-repeated="767" table:default-cell-style-name="Default"/>
        <table:table-row table:style-name="ro1">
          <table:table-cell office:value-type="string" calcext:value-type="string">
            <text:p>codigo</text:p>
          </table:table-cell>
          <table:table-cell table:style-name="ce5" office:value-type="string" calcext:value-type="string">
            <text:p>situacao</text:p>
          </table:table-cell>
          <table:table-cell table:style-name="ce5" office:value-type="string" calcext:value-type="string">
            <text:p>datahora</text:p>
          </table:table-cell>
          <table:table-cell table:style-name="ce5" office:value-type="string" calcext:value-type="string">
            <text:p>datahora_locacao</text:p>
          </table:table-cell>
          <table:table-cell table:style-name="ce5" office:value-type="string" calcext:value-type="string">
            <text:p>datahora_devolucao</text:p>
          </table:table-cell>
          <table:table-cell table:style-name="ce5" office:value-type="string" calcext:value-type="string">
            <text:p>data_prevista_devolucao</text:p>
          </table:table-cell>
          <table:table-cell table:style-name="ce5" office:value-type="string" calcext:value-type="string">
            <text:p>valor_total</text:p>
          </table:table-cell>
          <table:table-cell table:style-name="ce5" office:value-type="string" calcext:value-type="string">
            <text:p>veiculo_codigo</text:p>
          </table:table-cell>
          <table:table-cell table:style-name="ce5" office:value-type="string" calcext:value-type="string">
            <text:p>locacao_funcionario_codigo</text:p>
          </table:table-cell>
          <table:table-cell table:style-name="ce5" office:value-type="string" calcext:value-type="string">
            <text:p>devolucao_funcionario_codigo</text:p>
          </table:table-cell>
          <table:table-cell table:style-name="ce5" office:value-type="string" calcext:value-type="string">
            <text:p>cliente_codigo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2022-05-01 09:00</text:p>
          </table:table-cell>
          <table:table-cell table:style-name="ce5" office:value-type="string" calcext:value-type="string">
            <text:p>2022-05-02 09:00</text:p>
          </table:table-cell>
          <table:table-cell table:style-name="ce5" office:value-type="string" calcext:value-type="string">
            <text:p>2022-05-06 09:00</text:p>
          </table:table-cell>
          <table:table-cell table:style-name="ce5" office:value-type="string" calcext:value-type="string">
            <text:p>2022-05-06</text:p>
          </table:table-cell>
          <table:table-cell table:style-name="ce5" office:value-type="float" office:value="550" calcext:value-type="float">
            <text:p>55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2022-05-01 09:01</text:p>
          </table:table-cell>
          <table:table-cell table:style-name="ce5" office:value-type="string" calcext:value-type="string">
            <text:p>2022-05-02 09:01</text:p>
          </table:table-cell>
          <table:table-cell table:style-name="ce5" office:value-type="string" calcext:value-type="string">
            <text:p>2022-05-06 09:01</text:p>
          </table:table-cell>
          <table:table-cell table:style-name="ce5" office:value-type="string" calcext:value-type="string">
            <text:p>2022-05-07</text:p>
          </table:table-cell>
          <table:table-cell table:style-name="ce5" office:value-type="float" office:value="550" calcext:value-type="float">
            <text:p>550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2022-05-01 09:02</text:p>
          </table:table-cell>
          <table:table-cell table:style-name="ce5" office:value-type="string" calcext:value-type="string">
            <text:p>2022-05-02 09:02</text:p>
          </table:table-cell>
          <table:table-cell table:style-name="ce5" office:value-type="string" calcext:value-type="string">
            <text:p>2022-05-06 09:02</text:p>
          </table:table-cell>
          <table:table-cell table:style-name="ce5" office:value-type="string" calcext:value-type="string">
            <text:p>2022-05-08</text:p>
          </table:table-cell>
          <table:table-cell table:style-name="ce5" office:value-type="float" office:value="650" calcext:value-type="float">
            <text:p>650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2022-05-01 09:03</text:p>
          </table:table-cell>
          <table:table-cell table:style-name="ce5" office:value-type="string" calcext:value-type="string">
            <text:p>2022-05-02 09:03</text:p>
          </table:table-cell>
          <table:table-cell table:style-name="ce5" office:value-type="string" calcext:value-type="string">
            <text:p>2022-05-06 09:03</text:p>
          </table:table-cell>
          <table:table-cell table:style-name="ce5" office:value-type="string" calcext:value-type="string">
            <text:p>2022-05-09</text:p>
          </table:table-cell>
          <table:table-cell table:style-name="ce5" office:value-type="float" office:value="650" calcext:value-type="float">
            <text:p>650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2022-05-01 09:04</text:p>
          </table:table-cell>
          <table:table-cell table:style-name="ce5" office:value-type="string" calcext:value-type="string">
            <text:p>2022-05-02 09:04</text:p>
          </table:table-cell>
          <table:table-cell table:style-name="ce5" office:value-type="string" calcext:value-type="string">
            <text:p>2022-05-06 09:04</text:p>
          </table:table-cell>
          <table:table-cell table:style-name="ce5" office:value-type="string" calcext:value-type="string">
            <text:p>2022-05-10</text:p>
          </table:table-cell>
          <table:table-cell table:style-name="ce5" office:value-type="float" office:value="550" calcext:value-type="float">
            <text:p>550</text:p>
          </table:table-cell>
          <table:table-cell table:number-columns-repeated="4" table:style-name="ce5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2022-05-01 09:05</text:p>
          </table:table-cell>
          <table:table-cell table:style-name="ce5" office:value-type="string" calcext:value-type="string">
            <text:p>2022-05-02 09:05</text:p>
          </table:table-cell>
          <table:table-cell table:style-name="ce5" office:value-type="string" calcext:value-type="string">
            <text:p>2022-05-06 09:05</text:p>
          </table:table-cell>
          <table:table-cell table:style-name="ce5" office:value-type="string" calcext:value-type="string">
            <text:p>2022-05-11</text:p>
          </table:table-cell>
          <table:table-cell table:style-name="ce5" office:value-type="float" office:value="750" calcext:value-type="float">
            <text:p>750</text:p>
          </table:table-cell>
          <table:table-cell table:number-columns-repeated="4" table:style-name="ce5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2022-05-01 09:06</text:p>
          </table:table-cell>
          <table:table-cell table:style-name="ce5" office:value-type="string" calcext:value-type="string">
            <text:p>2022-05-02 09:06</text:p>
          </table:table-cell>
          <table:table-cell table:style-name="ce5" office:value-type="string" calcext:value-type="string">
            <text:p>2022-05-06 09:06</text:p>
          </table:table-cell>
          <table:table-cell table:style-name="ce5" office:value-type="string" calcext:value-type="string">
            <text:p>2022-05-12</text:p>
          </table:table-cell>
          <table:table-cell table:style-name="ce5" office:value-type="float" office:value="800" calcext:value-type="float">
            <text:p>800</text:p>
          </table:table-cell>
          <table:table-cell table:number-columns-repeated="4" table:style-name="ce5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2022-05-01 09:07</text:p>
          </table:table-cell>
          <table:table-cell table:style-name="ce5" office:value-type="string" calcext:value-type="string">
            <text:p>2022-05-02 09:07</text:p>
          </table:table-cell>
          <table:table-cell table:style-name="ce5" office:value-type="string" calcext:value-type="string">
            <text:p>2022-05-06 09:07</text:p>
          </table:table-cell>
          <table:table-cell table:style-name="ce5" office:value-type="string" calcext:value-type="string">
            <text:p>2022-05-13</text:p>
          </table:table-cell>
          <table:table-cell table:style-name="ce5" office:value-type="float" office:value="1000" calcext:value-type="float">
            <text:p>1000</text:p>
          </table:table-cell>
          <table:table-cell table:number-columns-repeated="4" table:style-name="ce5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2022-05-01 09:08</text:p>
          </table:table-cell>
          <table:table-cell table:style-name="ce5" office:value-type="string" calcext:value-type="string">
            <text:p>2022-05-02 09:08</text:p>
          </table:table-cell>
          <table:table-cell table:style-name="ce5" office:value-type="string" calcext:value-type="string">
            <text:p>2022-05-06 09:08</text:p>
          </table:table-cell>
          <table:table-cell table:style-name="ce5" office:value-type="string" calcext:value-type="string">
            <text:p>2022-05-14</text:p>
          </table:table-cell>
          <table:table-cell table:style-name="ce5" office:value-type="float" office:value="1000" calcext:value-type="float">
            <text:p>1000</text:p>
          </table:table-cell>
          <table:table-cell table:number-columns-repeated="4" table:style-name="ce5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2022-05-01 09:09</text:p>
          </table:table-cell>
          <table:table-cell table:style-name="ce5" office:value-type="string" calcext:value-type="string">
            <text:p>2022-05-02 09:09</text:p>
          </table:table-cell>
          <table:table-cell table:style-name="ce5" office:value-type="string" calcext:value-type="string">
            <text:p>2022-05-06 09:09</text:p>
          </table:table-cell>
          <table:table-cell table:style-name="ce5" office:value-type="string" calcext:value-type="string">
            <text:p>2022-05-15</text:p>
          </table:table-cell>
          <table:table-cell table:style-name="ce5" office:value-type="float" office:value="1250" calcext:value-type="float">
            <text:p>1250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2022-06-01 09:10</text:p>
          </table:table-cell>
          <table:table-cell table:style-name="ce5" office:value-type="string" calcext:value-type="string">
            <text:p>2022-06-02 09:10</text:p>
          </table:table-cell>
          <table:table-cell table:number-columns-repeated="3" table:style-name="ce5" office:value-type="string" calcext:value-type="string">
            <text:p>null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2022-06-01 09:11</text:p>
          </table:table-cell>
          <table:table-cell table:style-name="ce5" office:value-type="string" calcext:value-type="string">
            <text:p>2022-06-02 09:11</text:p>
          </table:table-cell>
          <table:table-cell table:number-columns-repeated="3" table:style-name="ce5" office:value-type="string" calcext:value-type="string">
            <text:p>null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2022-06-01 09:12</text:p>
          </table:table-cell>
          <table:table-cell table:style-name="ce5" office:value-type="string" calcext:value-type="string">
            <text:p>2022-06-02 09:12</text:p>
          </table:table-cell>
          <table:table-cell table:number-columns-repeated="3" table:style-name="ce5" office:value-type="string" calcext:value-type="string">
            <text:p>null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2022-06-01 09:13</text:p>
          </table:table-cell>
          <table:table-cell table:style-name="ce5" office:value-type="string" calcext:value-type="string">
            <text:p>2022-06-02 09:13</text:p>
          </table:table-cell>
          <table:table-cell table:number-columns-repeated="3" table:style-name="ce5" office:value-type="string" calcext:value-type="string">
            <text:p>null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2022-06-01 09:14</text:p>
          </table:table-cell>
          <table:table-cell table:style-name="ce5" office:value-type="string" calcext:value-type="string">
            <text:p>2022-06-02 09:14</text:p>
          </table:table-cell>
          <table:table-cell table:number-columns-repeated="3" table:style-name="ce5" office:value-type="string" calcext:value-type="string">
            <text:p>null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2022-06-01 09:15</text:p>
          </table:table-cell>
          <table:table-cell table:style-name="ce5" office:value-type="string" calcext:value-type="string">
            <text:p>2022-06-02 09:15</text:p>
          </table:table-cell>
          <table:table-cell table:number-columns-repeated="3" table:style-name="ce5" office:value-type="string" calcext:value-type="string">
            <text:p>null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2022-06-01 09:16</text:p>
          </table:table-cell>
          <table:table-cell table:style-name="ce5" office:value-type="string" calcext:value-type="string">
            <text:p>2022-06-02 09:16</text:p>
          </table:table-cell>
          <table:table-cell table:number-columns-repeated="3" table:style-name="ce5" office:value-type="string" calcext:value-type="string">
            <text:p>null</text:p>
          </table:table-cell>
          <table:table-cell table:number-columns-repeated="2"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2022-06-01 09:17</text:p>
          </table:table-cell>
          <table:table-cell table:style-name="ce5" office:value-type="string" calcext:value-type="string">
            <text:p>2022-06-02 09:17</text:p>
          </table:table-cell>
          <table:table-cell table:number-columns-repeated="3" table:style-name="ce5" office:value-type="string" calcext:value-type="string">
            <text:p>null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2022-06-01 09:18</text:p>
          </table:table-cell>
          <table:table-cell table:style-name="ce5" office:value-type="string" calcext:value-type="string">
            <text:p>2022-06-02 09:18</text:p>
          </table:table-cell>
          <table:table-cell table:number-columns-repeated="3" table:style-name="ce5" office:value-type="string" calcext:value-type="string">
            <text:p>null</text:p>
          </table:table-cell>
          <table:table-cell table:number-columns-repeated="2"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2022-06-01 09:19</text:p>
          </table:table-cell>
          <table:table-cell table:style-name="ce5" office:value-type="string" calcext:value-type="string">
            <text:p>2022-06-02 09:19</text:p>
          </table:table-cell>
          <table:table-cell table:number-columns-repeated="3" table:style-name="ce5" office:value-type="string" calcext:value-type="string">
            <text:p>nul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2022-07-01 09:20</text:p>
          </table:table-cell>
          <table:table-cell table:number-columns-repeated="4" table:style-name="ce5" office:value-type="string" calcext:value-type="string">
            <text:p>null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null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2022-07-01 09:21</text:p>
          </table:table-cell>
          <table:table-cell table:number-columns-repeated="4" table:style-name="ce5" office:value-type="string" calcext:value-type="string">
            <text:p>null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null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2022-07-01 09:22</text:p>
          </table:table-cell>
          <table:table-cell table:number-columns-repeated="4" table:style-name="ce5" office:value-type="string" calcext:value-type="string">
            <text:p>null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null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2022-07-01 09:23</text:p>
          </table:table-cell>
          <table:table-cell table:number-columns-repeated="4" table:style-name="ce5" office:value-type="string" calcext:value-type="string">
            <text:p>null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string" calcext:value-type="string">
            <text:p>null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2022-07-01 09:24</text:p>
          </table:table-cell>
          <table:table-cell table:number-columns-repeated="4" table:style-name="ce5" office:value-type="string" calcext:value-type="string">
            <text:p>null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string" calcext:value-type="string">
            <text:p>null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table:style-name="ce3" table:formula="of:=COM.MICROSOFT.CONCAT(&quot;INSERT INTO locacao VALUES (&quot;&amp;[.A2]&amp;&quot;, '&quot;&amp;[.B2]&amp;&quot;', '&quot;&amp;[.C2]&amp;&quot;', '&quot;&amp;[.D2]&amp;&quot;', '&quot;&amp;[.E2]&amp;&quot;', '&quot;&amp;[.F2]&amp;&quot;', &quot;&amp;[.G2]&amp;&quot;, &quot;&amp;[.H2]&amp;&quot;, &quot;&amp;[.I2]&amp;&quot;, &quot;&amp;[.J2]&amp;&quot;, &quot;&amp;[.K2]&amp;&quot;);&quot;)" office:value-type="string" office:string-value="INSERT INTO locacao VALUES (1, 'D', '2022-05-01 09:00', '2022-05-02 09:00', '2022-05-06 09:00', '2022-05-06', 550, 1, 1, 1, 1);" calcext:value-type="string">
            <text:p>INSERT INTO locacao VALUES (1, 'D', '2022-05-01 09:00', '2022-05-02 09:00', '2022-05-06 09:00', '2022-05-06', 550, 1, 1, 1, 1);</text:p>
          </table:table-cell>
          <table:table-cell table:number-columns-repeated="1023"/>
        </table:table-row>
        <table:table-row table:style-name="ro2">
          <table:table-cell table:style-name="ce3" table:formula="of:=COM.MICROSOFT.CONCAT(&quot;INSERT INTO locacao VALUES (&quot;&amp;[.A3]&amp;&quot;, '&quot;&amp;[.B3]&amp;&quot;', '&quot;&amp;[.C3]&amp;&quot;', '&quot;&amp;[.D3]&amp;&quot;', '&quot;&amp;[.E3]&amp;&quot;', '&quot;&amp;[.F3]&amp;&quot;', &quot;&amp;[.G3]&amp;&quot;, &quot;&amp;[.H3]&amp;&quot;, &quot;&amp;[.I3]&amp;&quot;, &quot;&amp;[.J3]&amp;&quot;, &quot;&amp;[.K3]&amp;&quot;);&quot;)" office:value-type="string" office:string-value="INSERT INTO locacao VALUES (2, 'D', '2022-05-01 09:01', '2022-05-02 09:01', '2022-05-06 09:01', '2022-05-07', 550, 2, 2, 2, 2);" calcext:value-type="string">
            <text:p>INSERT INTO locacao VALUES (2, 'D', '2022-05-01 09:01', '2022-05-02 09:01', '2022-05-06 09:01', '2022-05-07', 550, 2, 2, 2, 2);</text:p>
          </table:table-cell>
          <table:table-cell table:number-columns-repeated="1023"/>
        </table:table-row>
        <table:table-row table:style-name="ro2">
          <table:table-cell table:style-name="ce3" table:formula="of:=COM.MICROSOFT.CONCAT(&quot;INSERT INTO locacao VALUES (&quot;&amp;[.A4]&amp;&quot;, '&quot;&amp;[.B4]&amp;&quot;', '&quot;&amp;[.C4]&amp;&quot;', '&quot;&amp;[.D4]&amp;&quot;', '&quot;&amp;[.E4]&amp;&quot;', '&quot;&amp;[.F4]&amp;&quot;', &quot;&amp;[.G4]&amp;&quot;, &quot;&amp;[.H4]&amp;&quot;, &quot;&amp;[.I4]&amp;&quot;, &quot;&amp;[.J4]&amp;&quot;, &quot;&amp;[.K4]&amp;&quot;);&quot;)" office:value-type="string" office:string-value="INSERT INTO locacao VALUES (3, 'D', '2022-05-01 09:02', '2022-05-02 09:02', '2022-05-06 09:02', '2022-05-08', 650, 3, 3, 3, 3);" calcext:value-type="string">
            <text:p>INSERT INTO locacao VALUES (3, 'D', '2022-05-01 09:02', '2022-05-02 09:02', '2022-05-06 09:02', '2022-05-08', 650, 3, 3, 3, 3);</text:p>
          </table:table-cell>
          <table:table-cell table:number-columns-repeated="1023"/>
        </table:table-row>
        <table:table-row table:style-name="ro2">
          <table:table-cell table:style-name="ce3" table:formula="of:=COM.MICROSOFT.CONCAT(&quot;INSERT INTO locacao VALUES (&quot;&amp;[.A5]&amp;&quot;, '&quot;&amp;[.B5]&amp;&quot;', '&quot;&amp;[.C5]&amp;&quot;', '&quot;&amp;[.D5]&amp;&quot;', '&quot;&amp;[.E5]&amp;&quot;', '&quot;&amp;[.F5]&amp;&quot;', &quot;&amp;[.G5]&amp;&quot;, &quot;&amp;[.H5]&amp;&quot;, &quot;&amp;[.I5]&amp;&quot;, &quot;&amp;[.J5]&amp;&quot;, &quot;&amp;[.K5]&amp;&quot;);&quot;)" office:value-type="string" office:string-value="INSERT INTO locacao VALUES (4, 'D', '2022-05-01 09:03', '2022-05-02 09:03', '2022-05-06 09:03', '2022-05-09', 650, 4, 4, 4, 4);" calcext:value-type="string">
            <text:p>INSERT INTO locacao VALUES (4, 'D', '2022-05-01 09:03', '2022-05-02 09:03', '2022-05-06 09:03', '2022-05-09', 650, 4, 4, 4, 4);</text:p>
          </table:table-cell>
          <table:table-cell table:number-columns-repeated="1023"/>
        </table:table-row>
        <table:table-row table:style-name="ro2">
          <table:table-cell table:style-name="ce3" table:formula="of:=COM.MICROSOFT.CONCAT(&quot;INSERT INTO locacao VALUES (&quot;&amp;[.A6]&amp;&quot;, '&quot;&amp;[.B6]&amp;&quot;', '&quot;&amp;[.C6]&amp;&quot;', '&quot;&amp;[.D6]&amp;&quot;', '&quot;&amp;[.E6]&amp;&quot;', '&quot;&amp;[.F6]&amp;&quot;', &quot;&amp;[.G6]&amp;&quot;, &quot;&amp;[.H6]&amp;&quot;, &quot;&amp;[.I6]&amp;&quot;, &quot;&amp;[.J6]&amp;&quot;, &quot;&amp;[.K6]&amp;&quot;);&quot;)" office:value-type="string" office:string-value="INSERT INTO locacao VALUES (5, 'D', '2022-05-01 09:04', '2022-05-02 09:04', '2022-05-06 09:04', '2022-05-10', 550, 5, 5, 5, 5);" calcext:value-type="string">
            <text:p>INSERT INTO locacao VALUES (5, 'D', '2022-05-01 09:04', '2022-05-02 09:04', '2022-05-06 09:04', '2022-05-10', 550, 5, 5, 5, 5);</text:p>
          </table:table-cell>
          <table:table-cell table:number-columns-repeated="1023"/>
        </table:table-row>
        <table:table-row table:style-name="ro2">
          <table:table-cell table:style-name="ce3" table:formula="of:=COM.MICROSOFT.CONCAT(&quot;INSERT INTO locacao VALUES (&quot;&amp;[.A7]&amp;&quot;, '&quot;&amp;[.B7]&amp;&quot;', '&quot;&amp;[.C7]&amp;&quot;', '&quot;&amp;[.D7]&amp;&quot;', '&quot;&amp;[.E7]&amp;&quot;', '&quot;&amp;[.F7]&amp;&quot;', &quot;&amp;[.G7]&amp;&quot;, &quot;&amp;[.H7]&amp;&quot;, &quot;&amp;[.I7]&amp;&quot;, &quot;&amp;[.J7]&amp;&quot;, &quot;&amp;[.K7]&amp;&quot;);&quot;)" office:value-type="string" office:string-value="INSERT INTO locacao VALUES (6, 'D', '2022-05-01 09:05', '2022-05-02 09:05', '2022-05-06 09:05', '2022-05-11', 750, 6, 6, 6, 6);" calcext:value-type="string">
            <text:p>INSERT INTO locacao VALUES (6, 'D', '2022-05-01 09:05', '2022-05-02 09:05', '2022-05-06 09:05', '2022-05-11', 750, 6, 6, 6, 6);</text:p>
          </table:table-cell>
          <table:table-cell table:number-columns-repeated="1023"/>
        </table:table-row>
        <table:table-row table:style-name="ro2">
          <table:table-cell table:style-name="ce3" table:formula="of:=COM.MICROSOFT.CONCAT(&quot;INSERT INTO locacao VALUES (&quot;&amp;[.A8]&amp;&quot;, '&quot;&amp;[.B8]&amp;&quot;', '&quot;&amp;[.C8]&amp;&quot;', '&quot;&amp;[.D8]&amp;&quot;', '&quot;&amp;[.E8]&amp;&quot;', '&quot;&amp;[.F8]&amp;&quot;', &quot;&amp;[.G8]&amp;&quot;, &quot;&amp;[.H8]&amp;&quot;, &quot;&amp;[.I8]&amp;&quot;, &quot;&amp;[.J8]&amp;&quot;, &quot;&amp;[.K8]&amp;&quot;);&quot;)" office:value-type="string" office:string-value="INSERT INTO locacao VALUES (7, 'D', '2022-05-01 09:06', '2022-05-02 09:06', '2022-05-06 09:06', '2022-05-12', 800, 7, 7, 7, 7);" calcext:value-type="string">
            <text:p>INSERT INTO locacao VALUES (7, 'D', '2022-05-01 09:06', '2022-05-02 09:06', '2022-05-06 09:06', '2022-05-12', 800, 7, 7, 7, 7);</text:p>
          </table:table-cell>
          <table:table-cell table:number-columns-repeated="1023"/>
        </table:table-row>
        <table:table-row table:style-name="ro2">
          <table:table-cell table:style-name="ce3" table:formula="of:=COM.MICROSOFT.CONCAT(&quot;INSERT INTO locacao VALUES (&quot;&amp;[.A9]&amp;&quot;, '&quot;&amp;[.B9]&amp;&quot;', '&quot;&amp;[.C9]&amp;&quot;', '&quot;&amp;[.D9]&amp;&quot;', '&quot;&amp;[.E9]&amp;&quot;', '&quot;&amp;[.F9]&amp;&quot;', &quot;&amp;[.G9]&amp;&quot;, &quot;&amp;[.H9]&amp;&quot;, &quot;&amp;[.I9]&amp;&quot;, &quot;&amp;[.J9]&amp;&quot;, &quot;&amp;[.K9]&amp;&quot;);&quot;)" office:value-type="string" office:string-value="INSERT INTO locacao VALUES (8, 'D', '2022-05-01 09:07', '2022-05-02 09:07', '2022-05-06 09:07', '2022-05-13', 1000, 8, 8, 8, 8);" calcext:value-type="string">
            <text:p>INSERT INTO locacao VALUES (8, 'D', '2022-05-01 09:07', '2022-05-02 09:07', '2022-05-06 09:07', '2022-05-13', 1000, 8, 8, 8, 8);</text:p>
          </table:table-cell>
          <table:table-cell table:number-columns-repeated="1023"/>
        </table:table-row>
        <table:table-row table:style-name="ro2">
          <table:table-cell table:style-name="ce3" table:formula="of:=COM.MICROSOFT.CONCAT(&quot;INSERT INTO locacao VALUES (&quot;&amp;[.A10]&amp;&quot;, '&quot;&amp;[.B10]&amp;&quot;', '&quot;&amp;[.C10]&amp;&quot;', '&quot;&amp;[.D10]&amp;&quot;', '&quot;&amp;[.E10]&amp;&quot;', '&quot;&amp;[.F10]&amp;&quot;', &quot;&amp;[.G10]&amp;&quot;, &quot;&amp;[.H10]&amp;&quot;, &quot;&amp;[.I10]&amp;&quot;, &quot;&amp;[.J10]&amp;&quot;, &quot;&amp;[.K10]&amp;&quot;);&quot;)" office:value-type="string" office:string-value="INSERT INTO locacao VALUES (9, 'D', '2022-05-01 09:08', '2022-05-02 09:08', '2022-05-06 09:08', '2022-05-14', 1000, 9, 9, 9, 9);" calcext:value-type="string">
            <text:p>INSERT INTO locacao VALUES (9, 'D', '2022-05-01 09:08', '2022-05-02 09:08', '2022-05-06 09:08', '2022-05-14', 1000, 9, 9, 9, 9);</text:p>
          </table:table-cell>
          <table:table-cell table:number-columns-repeated="1023"/>
        </table:table-row>
        <table:table-row table:style-name="ro2">
          <table:table-cell table:style-name="ce3" table:formula="of:=COM.MICROSOFT.CONCAT(&quot;INSERT INTO locacao VALUES (&quot;&amp;[.A11]&amp;&quot;, '&quot;&amp;[.B11]&amp;&quot;', '&quot;&amp;[.C11]&amp;&quot;', '&quot;&amp;[.D11]&amp;&quot;', '&quot;&amp;[.E11]&amp;&quot;', '&quot;&amp;[.F11]&amp;&quot;', &quot;&amp;[.G11]&amp;&quot;, &quot;&amp;[.H11]&amp;&quot;, &quot;&amp;[.I11]&amp;&quot;, &quot;&amp;[.J11]&amp;&quot;, &quot;&amp;[.K11]&amp;&quot;);&quot;)" office:value-type="string" office:string-value="INSERT INTO locacao VALUES (10, 'D', '2022-05-01 09:09', '2022-05-02 09:09', '2022-05-06 09:09', '2022-05-15', 1250, 10, 1, 1, 10);" calcext:value-type="string">
            <text:p>INSERT INTO locacao VALUES (10, 'D', '2022-05-01 09:09', '2022-05-02 09:09', '2022-05-06 09:09', '2022-05-15', 1250, 10, 1, 1, 10);</text:p>
          </table:table-cell>
          <table:table-cell table:number-columns-repeated="1023"/>
        </table:table-row>
        <table:table-row table:style-name="ro2">
          <table:table-cell table:style-name="ce3" table:formula="of:=COM.MICROSOFT.CONCAT(&quot;INSERT INTO locacao VALUES (&quot;&amp;[.A12]&amp;&quot;, '&quot;&amp;[.B12]&amp;&quot;', '&quot;&amp;[.C12]&amp;&quot;', '&quot;&amp;[.D12]&amp;&quot;', &quot;&amp;[.E12]&amp;&quot;, &quot;&amp;[.F12]&amp;&quot;, &quot;&amp;[.G12]&amp;&quot;, &quot;&amp;[.H12]&amp;&quot;, &quot;&amp;[.I12]&amp;&quot;, &quot;&amp;[.J12]&amp;&quot;, &quot;&amp;[.K12]&amp;&quot;);&quot;)" office:value-type="string" office:string-value="INSERT INTO locacao VALUES (11, 'E', '2022-06-01 09:10', '2022-06-02 09:10', null, null, null, 1, 1, null, 1);" calcext:value-type="string">
            <text:p>INSERT INTO locacao VALUES (11, 'E', '2022-06-01 09:10', '2022-06-02 09:10', null, null, null, 1, 1, null, 1);</text:p>
          </table:table-cell>
          <table:table-cell table:number-columns-repeated="1023"/>
        </table:table-row>
        <table:table-row table:style-name="ro2">
          <table:table-cell table:style-name="ce3" table:formula="of:=COM.MICROSOFT.CONCAT(&quot;INSERT INTO locacao VALUES (&quot;&amp;[.A13]&amp;&quot;, '&quot;&amp;[.B13]&amp;&quot;', '&quot;&amp;[.C13]&amp;&quot;', '&quot;&amp;[.D13]&amp;&quot;', &quot;&amp;[.E13]&amp;&quot;, &quot;&amp;[.F13]&amp;&quot;, &quot;&amp;[.G13]&amp;&quot;, &quot;&amp;[.H13]&amp;&quot;, &quot;&amp;[.I13]&amp;&quot;, &quot;&amp;[.J13]&amp;&quot;, &quot;&amp;[.K13]&amp;&quot;);&quot;)" office:value-type="string" office:string-value="INSERT INTO locacao VALUES (12, 'E', '2022-06-01 09:11', '2022-06-02 09:11', null, null, null, 2, 2, null, 2);" calcext:value-type="string">
            <text:p>INSERT INTO locacao VALUES (12, 'E', '2022-06-01 09:11', '2022-06-02 09:11', null, null, null, 2, 2, null, 2);</text:p>
          </table:table-cell>
          <table:table-cell table:number-columns-repeated="1023"/>
        </table:table-row>
        <table:table-row table:style-name="ro2">
          <table:table-cell table:style-name="ce3" table:formula="of:=COM.MICROSOFT.CONCAT(&quot;INSERT INTO locacao VALUES (&quot;&amp;[.A14]&amp;&quot;, '&quot;&amp;[.B14]&amp;&quot;', '&quot;&amp;[.C14]&amp;&quot;', '&quot;&amp;[.D14]&amp;&quot;', &quot;&amp;[.E14]&amp;&quot;, &quot;&amp;[.F14]&amp;&quot;, &quot;&amp;[.G14]&amp;&quot;, &quot;&amp;[.H14]&amp;&quot;, &quot;&amp;[.I14]&amp;&quot;, &quot;&amp;[.J14]&amp;&quot;, &quot;&amp;[.K14]&amp;&quot;);&quot;)" office:value-type="string" office:string-value="INSERT INTO locacao VALUES (13, 'E', '2022-06-01 09:12', '2022-06-02 09:12', null, null, null, 3, 3, null, 3);" calcext:value-type="string">
            <text:p>INSERT INTO locacao VALUES (13, 'E', '2022-06-01 09:12', '2022-06-02 09:12', null, null, null, 3, 3, null, 3);</text:p>
          </table:table-cell>
          <table:table-cell table:number-columns-repeated="1023"/>
        </table:table-row>
        <table:table-row table:style-name="ro2">
          <table:table-cell table:style-name="ce3" table:formula="of:=COM.MICROSOFT.CONCAT(&quot;INSERT INTO locacao VALUES (&quot;&amp;[.A15]&amp;&quot;, '&quot;&amp;[.B15]&amp;&quot;', '&quot;&amp;[.C15]&amp;&quot;', '&quot;&amp;[.D15]&amp;&quot;', &quot;&amp;[.E15]&amp;&quot;, &quot;&amp;[.F15]&amp;&quot;, &quot;&amp;[.G15]&amp;&quot;, &quot;&amp;[.H15]&amp;&quot;, &quot;&amp;[.I15]&amp;&quot;, &quot;&amp;[.J15]&amp;&quot;, &quot;&amp;[.K15]&amp;&quot;);&quot;)" office:value-type="string" office:string-value="INSERT INTO locacao VALUES (14, 'E', '2022-06-01 09:13', '2022-06-02 09:13', null, null, null, 4, 4, null, 4);" calcext:value-type="string">
            <text:p>INSERT INTO locacao VALUES (14, 'E', '2022-06-01 09:13', '2022-06-02 09:13', null, null, null, 4, 4, null, 4);</text:p>
          </table:table-cell>
          <table:table-cell table:number-columns-repeated="1023"/>
        </table:table-row>
        <table:table-row table:style-name="ro2">
          <table:table-cell table:style-name="ce3" table:formula="of:=COM.MICROSOFT.CONCAT(&quot;INSERT INTO locacao VALUES (&quot;&amp;[.A16]&amp;&quot;, '&quot;&amp;[.B16]&amp;&quot;', '&quot;&amp;[.C16]&amp;&quot;', '&quot;&amp;[.D16]&amp;&quot;', &quot;&amp;[.E16]&amp;&quot;, &quot;&amp;[.F16]&amp;&quot;, &quot;&amp;[.G16]&amp;&quot;, &quot;&amp;[.H16]&amp;&quot;, &quot;&amp;[.I16]&amp;&quot;, &quot;&amp;[.J16]&amp;&quot;, &quot;&amp;[.K16]&amp;&quot;);&quot;)" office:value-type="string" office:string-value="INSERT INTO locacao VALUES (15, 'E', '2022-06-01 09:14', '2022-06-02 09:14', null, null, null, 5, 5, null, 5);" calcext:value-type="string">
            <text:p>INSERT INTO locacao VALUES (15, 'E', '2022-06-01 09:14', '2022-06-02 09:14', null, null, null, 5, 5, null, 5);</text:p>
          </table:table-cell>
          <table:table-cell table:number-columns-repeated="1023"/>
        </table:table-row>
        <table:table-row table:style-name="ro2">
          <table:table-cell table:style-name="ce3" table:formula="of:=COM.MICROSOFT.CONCAT(&quot;INSERT INTO locacao VALUES (&quot;&amp;[.A17]&amp;&quot;, '&quot;&amp;[.B17]&amp;&quot;', '&quot;&amp;[.C17]&amp;&quot;', '&quot;&amp;[.D17]&amp;&quot;', &quot;&amp;[.E17]&amp;&quot;, &quot;&amp;[.F17]&amp;&quot;, &quot;&amp;[.G17]&amp;&quot;, &quot;&amp;[.H17]&amp;&quot;, &quot;&amp;[.I17]&amp;&quot;, &quot;&amp;[.J17]&amp;&quot;, &quot;&amp;[.K17]&amp;&quot;);&quot;)" office:value-type="string" office:string-value="INSERT INTO locacao VALUES (16, 'E', '2022-06-01 09:15', '2022-06-02 09:15', null, null, null, 6, 6, null, 6);" calcext:value-type="string">
            <text:p>INSERT INTO locacao VALUES (16, 'E', '2022-06-01 09:15', '2022-06-02 09:15', null, null, null, 6, 6, null, 6);</text:p>
          </table:table-cell>
          <table:table-cell table:number-columns-repeated="1023"/>
        </table:table-row>
        <table:table-row table:style-name="ro2">
          <table:table-cell table:style-name="ce3" table:formula="of:=COM.MICROSOFT.CONCAT(&quot;INSERT INTO locacao VALUES (&quot;&amp;[.A18]&amp;&quot;, '&quot;&amp;[.B18]&amp;&quot;', '&quot;&amp;[.C18]&amp;&quot;', '&quot;&amp;[.D18]&amp;&quot;', &quot;&amp;[.E18]&amp;&quot;, &quot;&amp;[.F18]&amp;&quot;, &quot;&amp;[.G18]&amp;&quot;, &quot;&amp;[.H18]&amp;&quot;, &quot;&amp;[.I18]&amp;&quot;, &quot;&amp;[.J18]&amp;&quot;, &quot;&amp;[.K18]&amp;&quot;);&quot;)" office:value-type="string" office:string-value="INSERT INTO locacao VALUES (17, 'E', '2022-06-01 09:16', '2022-06-02 09:16', null, null, null, 7, 7, null, 7);" calcext:value-type="string">
            <text:p>INSERT INTO locacao VALUES (17, 'E', '2022-06-01 09:16', '2022-06-02 09:16', null, null, null, 7, 7, null, 7);</text:p>
          </table:table-cell>
          <table:table-cell table:number-columns-repeated="1023"/>
        </table:table-row>
        <table:table-row table:style-name="ro2">
          <table:table-cell table:style-name="ce3" table:formula="of:=COM.MICROSOFT.CONCAT(&quot;INSERT INTO locacao VALUES (&quot;&amp;[.A19]&amp;&quot;, '&quot;&amp;[.B19]&amp;&quot;', '&quot;&amp;[.C19]&amp;&quot;', '&quot;&amp;[.D19]&amp;&quot;', &quot;&amp;[.E19]&amp;&quot;, &quot;&amp;[.F19]&amp;&quot;, &quot;&amp;[.G19]&amp;&quot;, &quot;&amp;[.H19]&amp;&quot;, &quot;&amp;[.I19]&amp;&quot;, &quot;&amp;[.J19]&amp;&quot;, &quot;&amp;[.K19]&amp;&quot;);&quot;)" office:value-type="string" office:string-value="INSERT INTO locacao VALUES (18, 'E', '2022-06-01 09:17', '2022-06-02 09:17', null, null, null, 8, 8, null, 8);" calcext:value-type="string">
            <text:p>INSERT INTO locacao VALUES (18, 'E', '2022-06-01 09:17', '2022-06-02 09:17', null, null, null, 8, 8, null, 8);</text:p>
          </table:table-cell>
          <table:table-cell table:number-columns-repeated="1023"/>
        </table:table-row>
        <table:table-row table:style-name="ro2">
          <table:table-cell table:style-name="ce3" table:formula="of:=COM.MICROSOFT.CONCAT(&quot;INSERT INTO locacao VALUES (&quot;&amp;[.A20]&amp;&quot;, '&quot;&amp;[.B20]&amp;&quot;', '&quot;&amp;[.C20]&amp;&quot;', '&quot;&amp;[.D20]&amp;&quot;', &quot;&amp;[.E20]&amp;&quot;, &quot;&amp;[.F20]&amp;&quot;, &quot;&amp;[.G20]&amp;&quot;, &quot;&amp;[.H20]&amp;&quot;, &quot;&amp;[.I20]&amp;&quot;, &quot;&amp;[.J20]&amp;&quot;, &quot;&amp;[.K20]&amp;&quot;);&quot;)" office:value-type="string" office:string-value="INSERT INTO locacao VALUES (19, 'E', '2022-06-01 09:18', '2022-06-02 09:18', null, null, null, 9, 9, null, 9);" calcext:value-type="string">
            <text:p>INSERT INTO locacao VALUES (19, 'E', '2022-06-01 09:18', '2022-06-02 09:18', null, null, null, 9, 9, null, 9);</text:p>
          </table:table-cell>
          <table:table-cell table:number-columns-repeated="1023"/>
        </table:table-row>
        <table:table-row table:style-name="ro2">
          <table:table-cell table:style-name="ce3" table:formula="of:=COM.MICROSOFT.CONCAT(&quot;INSERT INTO locacao VALUES (&quot;&amp;[.A21]&amp;&quot;, '&quot;&amp;[.B21]&amp;&quot;', '&quot;&amp;[.C21]&amp;&quot;', '&quot;&amp;[.D21]&amp;&quot;', &quot;&amp;[.E21]&amp;&quot;, &quot;&amp;[.F21]&amp;&quot;, &quot;&amp;[.G21]&amp;&quot;, &quot;&amp;[.H21]&amp;&quot;, &quot;&amp;[.I21]&amp;&quot;, &quot;&amp;[.J21]&amp;&quot;, &quot;&amp;[.K21]&amp;&quot;);&quot;)" office:value-type="string" office:string-value="INSERT INTO locacao VALUES (20, 'E', '2022-06-01 09:19', '2022-06-02 09:19', null, null, null, 10, 1, null, 10);" calcext:value-type="string">
            <text:p>INSERT INTO locacao VALUES (20, 'E', '2022-06-01 09:19', '2022-06-02 09:19', null, null, null, 10, 1, null, 10);</text:p>
          </table:table-cell>
          <table:table-cell table:number-columns-repeated="1023"/>
        </table:table-row>
        <table:table-row table:style-name="ro2">
          <table:table-cell table:style-name="ce3" table:formula="of:=COM.MICROSOFT.CONCAT(&quot;INSERT INTO locacao VALUES (&quot;&amp;[.A22]&amp;&quot;, '&quot;&amp;[.B22]&amp;&quot;', '&quot;&amp;[.C22]&amp;&quot;', &quot;&amp;[.D22]&amp;&quot;, &quot;&amp;[.E22]&amp;&quot;, &quot;&amp;[.F22]&amp;&quot;, &quot;&amp;[.G22]&amp;&quot;, &quot;&amp;[.H22]&amp;&quot;, &quot;&amp;[.I22]&amp;&quot;, &quot;&amp;[.J22]&amp;&quot;, &quot;&amp;[.K22]&amp;&quot;);&quot;)" office:value-type="string" office:string-value="INSERT INTO locacao VALUES (21, 'R', '2022-07-01 09:20', null, null, null, null, 1, null, null, 1);" calcext:value-type="string">
            <text:p>INSERT INTO locacao VALUES (21, 'R', '2022-07-01 09:20', null, null, null, null, 1, null, null, 1);</text:p>
          </table:table-cell>
          <table:table-cell table:number-columns-repeated="1023"/>
        </table:table-row>
        <table:table-row table:style-name="ro2">
          <table:table-cell table:style-name="ce3" table:formula="of:=COM.MICROSOFT.CONCAT(&quot;INSERT INTO locacao VALUES (&quot;&amp;[.A23]&amp;&quot;, '&quot;&amp;[.B23]&amp;&quot;', '&quot;&amp;[.C23]&amp;&quot;', &quot;&amp;[.D23]&amp;&quot;, &quot;&amp;[.E23]&amp;&quot;, &quot;&amp;[.F23]&amp;&quot;, &quot;&amp;[.G23]&amp;&quot;, &quot;&amp;[.H23]&amp;&quot;, &quot;&amp;[.I23]&amp;&quot;, &quot;&amp;[.J23]&amp;&quot;, &quot;&amp;[.K23]&amp;&quot;);&quot;)" office:value-type="string" office:string-value="INSERT INTO locacao VALUES (22, 'R', '2022-07-01 09:21', null, null, null, null, 2, null, null, 2);" calcext:value-type="string">
            <text:p>INSERT INTO locacao VALUES (22, 'R', '2022-07-01 09:21', null, null, null, null, 2, null, null, 2);</text:p>
          </table:table-cell>
          <table:table-cell table:number-columns-repeated="1023"/>
        </table:table-row>
        <table:table-row table:style-name="ro2">
          <table:table-cell table:style-name="ce3" table:formula="of:=COM.MICROSOFT.CONCAT(&quot;INSERT INTO locacao VALUES (&quot;&amp;[.A24]&amp;&quot;, '&quot;&amp;[.B24]&amp;&quot;', '&quot;&amp;[.C24]&amp;&quot;', &quot;&amp;[.D24]&amp;&quot;, &quot;&amp;[.E24]&amp;&quot;, &quot;&amp;[.F24]&amp;&quot;, &quot;&amp;[.G24]&amp;&quot;, &quot;&amp;[.H24]&amp;&quot;, &quot;&amp;[.I24]&amp;&quot;, &quot;&amp;[.J24]&amp;&quot;, &quot;&amp;[.K24]&amp;&quot;);&quot;)" office:value-type="string" office:string-value="INSERT INTO locacao VALUES (23, 'R', '2022-07-01 09:22', null, null, null, null, 3, null, null, 3);" calcext:value-type="string">
            <text:p>INSERT INTO locacao VALUES (23, 'R', '2022-07-01 09:22', null, null, null, null, 3, null, null, 3);</text:p>
          </table:table-cell>
          <table:table-cell table:number-columns-repeated="1023"/>
        </table:table-row>
        <table:table-row table:style-name="ro2">
          <table:table-cell table:style-name="ce3" table:formula="of:=COM.MICROSOFT.CONCAT(&quot;INSERT INTO locacao VALUES (&quot;&amp;[.A25]&amp;&quot;, '&quot;&amp;[.B25]&amp;&quot;', '&quot;&amp;[.C25]&amp;&quot;', &quot;&amp;[.D25]&amp;&quot;, &quot;&amp;[.E25]&amp;&quot;, &quot;&amp;[.F25]&amp;&quot;, &quot;&amp;[.G25]&amp;&quot;, &quot;&amp;[.H25]&amp;&quot;, &quot;&amp;[.I25]&amp;&quot;, &quot;&amp;[.J25]&amp;&quot;, &quot;&amp;[.K25]&amp;&quot;);&quot;)" office:value-type="string" office:string-value="INSERT INTO locacao VALUES (24, 'R', '2022-07-01 09:23', null, null, null, null, 4, null, null, 4);" calcext:value-type="string">
            <text:p>INSERT INTO locacao VALUES (24, 'R', '2022-07-01 09:23', null, null, null, null, 4, null, null, 4);</text:p>
          </table:table-cell>
          <table:table-cell table:number-columns-repeated="1023"/>
        </table:table-row>
        <table:table-row table:style-name="ro2">
          <table:table-cell table:style-name="ce3" table:formula="of:=COM.MICROSOFT.CONCAT(&quot;INSERT INTO locacao VALUES (&quot;&amp;[.A26]&amp;&quot;, '&quot;&amp;[.B26]&amp;&quot;', '&quot;&amp;[.C26]&amp;&quot;', &quot;&amp;[.D26]&amp;&quot;, &quot;&amp;[.E26]&amp;&quot;, &quot;&amp;[.F26]&amp;&quot;, &quot;&amp;[.G26]&amp;&quot;, &quot;&amp;[.H26]&amp;&quot;, &quot;&amp;[.I26]&amp;&quot;, &quot;&amp;[.J26]&amp;&quot;, &quot;&amp;[.K26]&amp;&quot;);&quot;)" office:value-type="string" office:string-value="INSERT INTO locacao VALUES (25, 'R', '2022-07-01 09:24', null, null, null, null, 5, null, null, 5);" calcext:value-type="string">
            <text:p>INSERT INTO locacao VALUES (25, 'R', '2022-07-01 09:24', null, null, null, null, 5, null, null, 5);</text:p>
          </table:table-cell>
          <table:table-cell table:number-columns-repeated="1023"/>
        </table:table-row>
        <table:table-row table:style-name="ro2" table:number-rows-repeated="2">
          <table:table-cell table:style-name="ce3"/>
          <table:table-cell table:number-columns-repeated="1023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_xlfn_CONCAT" table:base-cell-address="$estado.$A$1" table:expression="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1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3">
      <number:minutes number:style="long"/>
      <number:text>:</number:text>
      <number:seconds number:style="long" number:decimal-places="1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/>
    </number:time-style>
    <number:number-style style:name="N110P0" style:volatile="true">
      <number:number number:decimal-places="2" number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</number:number-style>
    <number:number-style style:name="N109">
      <number:text>-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</number:number-style>
    <number:number-style style:name="N107">
      <number:text>-</number:text>
      <number:number number:decimal-places="0" number:min-decimal-places="0" number:min-integer-digits="1" number:grouping="true"/>
      <style:map style:condition="value()&gt;=0" style:apply-style-name="N107P0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Lohit Devanagari" fo:font-family="'Lohit Devanagari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Lohit Devanagari" fo:font-family="'Lohit Devanagari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Lohit Devanagari" fo:font-family="'Lohit Devanagari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pitch-complex="variable" style:font-size-complex="10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Lohit Devanagari" fo:font-family="'Lohit Devanagari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pitch-complex="variable" style:font-size-complex="10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Lohit Devanagari" fo:font-family="'Lohit Devanagari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Lohit Devanagari" fo:font-family="'Lohit Devanagari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pitch-complex="variable" style:font-size-complex="10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Lohit Devanagari" fo:font-family="'Lohit Devanagari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pitch-complex="variable" style:font-size-complex="10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Lohit Devanagari" fo:font-family="'Lohit Devanagari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Lohit Devanagari" fo:font-family="'Lohit Devanagari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pitch-complex="variable" style:font-size-complex="10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Lohit Devanagari" fo:font-family="'Lohit Devanagari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pitch-complex="variable" style:font-size-complex="10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Lohit Devanagari" fo:font-family="'Lohit Devanagari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pitch-complex="variable" style:font-size-complex="10pt" style:font-style-complex="normal" style:font-weight-complex="normal"/>
    </style:style>
    <style:style style:name="Hyperlink_20_1" style:display-name="Hyperlink 1" style:family="table-cell" style:parent-style-name="Default">
      <style:table-cell-properties fo:padding="0.071cm"/>
      <style:text-properties fo:color="#0000ee" style:text-outline="false" style:text-line-through-style="none" style:text-line-through-type="none" style:font-name="Lohit Devanagari" fo:font-family="'Lohit Devanagari'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ohit Devanagari" style:font-family-complex="'Lohit Devanagari'" style:font-family-generic-complex="swiss" style:font-pitch-complex="variable" style:font-size-complex="10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Lohit Devanagari" fo:font-family="'Lohit Devanagari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Lohit Devanagari" fo:font-family="'Lohit Devanagari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Lohit Devanagari" fo:font-family="'Lohit Devanagari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Lohit Devanagari" fo:font-family="'Lohit Devanagari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Lohit Devanagari" fo:font-family="'Lohit Devanagari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PageStyle_5f_estado" style:display-name="PageStyle_estado" style:page-layout-name="Mpm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  <style:footer-first style:display="false">
        <text:p><text:span text:style-name="MT1">Página </text:span><text:span text:style-name="MT1"><text:page-number>1</text:page-number></text:span></text:p>
      </style:footer-first>
    </style:master-page>
    <style:master-page style:name="PageStyle_5f_cidade" style:display-name="PageStyle_cidade" style:page-layout-name="Mpm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  <style:footer-first style:display="false">
        <text:p><text:span text:style-name="MT1">Página </text:span><text:span text:style-name="MT1"><text:page-number>1</text:page-number></text:span></text:p>
      </style:footer-first>
    </style:master-page>
    <style:master-page style:name="PageStyle_5f_locadora" style:display-name="PageStyle_locadora" style:page-layout-name="Mpm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  <style:footer-first style:display="false">
        <text:p><text:span text:style-name="MT1">Página </text:span><text:span text:style-name="MT1"><text:page-number>1</text:page-number></text:span></text:p>
      </style:footer-first>
    </style:master-page>
    <style:master-page style:name="PageStyle_5f_filial" style:display-name="PageStyle_filial" style:page-layout-name="Mpm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  <style:footer-first style:display="false">
        <text:p><text:span text:style-name="MT1">Página </text:span><text:span text:style-name="MT1"><text:page-number>1</text:page-number></text:span></text:p>
      </style:footer-first>
    </style:master-page>
    <style:master-page style:name="PageStyle_5f_funcionario" style:display-name="PageStyle_funcionario" style:page-layout-name="Mpm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  <style:footer-first style:display="false">
        <text:p><text:span text:style-name="MT1">Página </text:span><text:span text:style-name="MT1"><text:page-number>1</text:page-number></text:span></text:p>
      </style:footer-first>
    </style:master-page>
    <style:master-page style:name="PageStyle_5f_tipo_5f_carro" style:display-name="PageStyle_tipo_carro" style:page-layout-name="Mpm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  <style:footer-first style:display="false">
        <text:p><text:span text:style-name="MT1">Página </text:span><text:span text:style-name="MT1"><text:page-number>1</text:page-number></text:span></text:p>
      </style:footer-first>
    </style:master-page>
    <style:master-page style:name="PageStyle_5f_opcionais" style:display-name="PageStyle_opcionais" style:page-layout-name="Mpm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  <style:footer-first style:display="false">
        <text:p><text:span text:style-name="MT1">Página </text:span><text:span text:style-name="MT1"><text:page-number>1</text:page-number></text:span></text:p>
      </style:footer-first>
    </style:master-page>
    <style:master-page style:name="PageStyle_5f_veiculo" style:display-name="PageStyle_veiculo" style:page-layout-name="Mpm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  <style:footer-first style:display="false">
        <text:p><text:span text:style-name="MT1">Página </text:span><text:span text:style-name="MT1"><text:page-number>1</text:page-number></text:span></text:p>
      </style:footer-first>
    </style:master-page>
    <style:master-page style:name="PageStyle_5f_veiculo_5f_opcionais" style:display-name="PageStyle_veiculo_opcionais" style:page-layout-name="Mpm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  <style:footer-first style:display="false">
        <text:p><text:span text:style-name="MT1">Página </text:span><text:span text:style-name="MT1"><text:page-number>1</text:page-number></text:span></text:p>
      </style:footer-first>
    </style:master-page>
    <style:master-page style:name="PageStyle_5f_cliente" style:display-name="PageStyle_cliente" style:page-layout-name="Mpm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  <style:footer-first style:display="false">
        <text:p><text:span text:style-name="MT1">Página </text:span><text:span text:style-name="MT1"><text:page-number>1</text:page-number></text:span></text:p>
      </style:footer-first>
    </style:master-page>
    <style:master-page style:name="PageStyle_5f_locacao" style:display-name="PageStyle_locacao" style:page-layout-name="Mpm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  <style:footer-first style:display="false">
        <text:p><text:span text:style-name="MT1">Página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6T19:09:57.156421400</meta:creation-date>
    <dc:date>2022-07-08T16:28:58.485268460</dc:date>
    <meta:editing-cycles>5</meta:editing-cycles>
    <meta:editing-duration>PT1H21M18S</meta:editing-duration>
    <meta:generator>LibreOffice/7.3.4.2$Linux_X86_64 LibreOffice_project/30$Build-2</meta:generator>
    <meta:document-statistic meta:table-count="11" meta:cell-count="959" meta:object-count="0"/>
  </office:meta>
</office:document-meta>
</file>